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3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0.21pt"/>
    </style:style>
    <style:style style:name="co4" style:family="table-column">
      <style:table-column-properties fo:break-before="auto" style:column-width="40.11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51.7pt"/>
    </style:style>
    <style:style style:name="co7" style:family="table-column">
      <style:table-column-properties fo:break-before="auto" style:column-width="79.51pt"/>
    </style:style>
    <style:style style:name="co8" style:family="table-column">
      <style:table-column-properties fo:break-before="auto" style:column-width="47.06pt"/>
    </style:style>
    <style:style style:name="co9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1.5pt solid #000000" fo:border-right="none" fo:border-top="none"/>
    </style:style>
    <style:style style:name="ce2" style:family="table-cell" style:parent-style-name="Default">
      <style:table-cell-properties fo:border-bottom="none" fo:border-left="1.5pt solid #000000" fo:border-right="none" fo:border-top="1.5pt solid #000000"/>
    </style:style>
    <style:style style:name="ce3" style:family="table-cell" style:parent-style-name="Default">
      <style:table-cell-properties fo:border-bottom="none" fo:border-left="none" fo:border-right="none" fo:border-top="1.5pt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333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pt"/>
      <style:text-properties fo:color="#000000" fo:font-weight="normal" style:font-weight-asian="normal" style:font-weight-complex="normal"/>
    </style:style>
    <style:style style:name="ce8" style:family="table-cell" style:parent-style-name="Default">
      <style:table-cell-properties fo:background-color="#ff99ff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000000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1" style:family="table-cell" style:parent-style-name="Default"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fo:border-bottom="none" fo:border-left="none" fo:border-right="none" fo:border-top="1.5pt solid #000000"/>
      <style:text-properties style:font-name="Liberation Sans" style:font-name-asian="Noto Sans CJK SC Regular" style:font-name-complex="FreeSans"/>
    </style:style>
    <style:style style:name="ce13" style:family="table-cell" style:parent-style-name="Default">
      <style:table-cell-properties fo:background-color="#ff99ff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able-cell-properties fo:border="none"/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fo:border-bottom="none" fo:border-left="none" fo:border-right="1.5pt solid #000000" fo:border-top="none"/>
      <style:text-properties style:font-name="Liberation Sans" style:font-name-asian="Noto Sans CJK SC Regular" style:font-name-complex="FreeSans"/>
    </style:style>
    <style:style style:name="ce17" style:family="table-cell" style:parent-style-name="Default">
      <style:table-cell-properties fo:border-bottom="none" fo:border-left="none" fo:border-right="1.5pt solid #000000" fo:border-top="1.5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ce11"/>
        <table:table-column table:style-name="co7" table:default-cell-style-name="Default"/>
        <table:table-column table:style-name="co8" table:default-cell-style-name="ce11"/>
        <table:table-column table:style-name="co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otal</text:p>
          </table:table-cell>
          <table:table-cell table:style-name="ce4" office:value-type="string" calcext:value-type="string" table:number-columns-spanned="6" table:number-rows-spanned="1">
            <text:p>NoAlias</text:p>
          </table:table-cell>
          <table:covered-table-cell table:style-name="Default"/>
          <table:covered-table-cell table:style-name="ce4" office:value-type="string" calcext:value-type="string">
            <text:p>NoAlias</text:p>
          </table:covered-table-cell>
          <table:covered-table-cell table:style-name="ce4"/>
          <table:covered-table-cell/>
          <table:covered-table-cell table:style-name="Default"/>
          <table:table-cell/>
        </table:table-row>
        <table:table-row table:style-name="ro1">
          <table:table-cell table:number-columns-repeated="2"/>
          <table:table-cell table:style-name="ce5" office:value-type="string" calcext:value-type="string">
            <text:p>SRAA</text:p>
          </table:table-cell>
          <table:table-cell table:style-name="Default" office:value-type="string" calcext:value-type="string">
            <text:p>%</text:p>
          </table:table-cell>
          <table:table-cell table:style-name="ce5" office:value-type="string" calcext:value-type="string">
            <text:p>basicaa</text:p>
          </table:table-cell>
          <table:table-cell table:style-name="ce5" office:value-type="string" calcext:value-type="string">
            <text:p>%</text:p>
          </table:table-cell>
          <table:table-cell office:value-type="string" calcext:value-type="string">
            <text:p>SRAA+basicaa</text:p>
          </table:table-cell>
          <table:table-cell table:style-name="Default"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Benchmarks/Trimaran/netbench-url/netbench-url</text:p>
          </table:table-cell>
          <table:table-cell office:value-type="float" office:value="3032" calcext:value-type="float">
            <text:p>3032</text:p>
          </table:table-cell>
          <table:table-cell office:value-type="float" office:value="896" calcext:value-type="float">
            <text:p>896</text:p>
          </table:table-cell>
          <table:table-cell table:formula="of:=PRODUCT([.C3];100)/[.B3]" office:value-type="float" office:value="29.5514511873351" calcext:value-type="float">
            <text:p>29.5514511873</text:p>
          </table:table-cell>
          <table:table-cell office:value-type="float" office:value="864" calcext:value-type="float">
            <text:p>864</text:p>
          </table:table-cell>
          <table:table-cell table:formula="of:=PRODUCT([.E3];100)/[.B3]" office:value-type="float" office:value="28.4960422163588" calcext:value-type="float">
            <text:p>28.4960422164</text:p>
          </table:table-cell>
          <table:table-cell office:value-type="float" office:value="1381" calcext:value-type="float">
            <text:p>1381</text:p>
          </table:table-cell>
          <table:table-cell table:formula="of:=PRODUCT([.G3];100)/[.B3]" office:value-type="float" office:value="45.5474934036939" calcext:value-type="float">
            <text:p>45.5474934037</text:p>
          </table:table-cell>
          <table:table-cell/>
        </table:table-row>
        <table:table-row table:style-name="ro1">
          <table:table-cell office:value-type="string" calcext:value-type="string">
            <text:p>Benchmarks/McCat/01-qbsort/qbsort</text:p>
          </table:table-cell>
          <table:table-cell office:value-type="float" office:value="3181" calcext:value-type="float">
            <text:p>3181</text:p>
          </table:table-cell>
          <table:table-cell office:value-type="float" office:value="636" calcext:value-type="float">
            <text:p>636</text:p>
          </table:table-cell>
          <table:table-cell table:formula="of:=PRODUCT([.C4];100)/[.B4]" office:value-type="float" office:value="19.993712668972" calcext:value-type="float">
            <text:p>19.993712669</text:p>
          </table:table-cell>
          <table:table-cell office:value-type="float" office:value="594" calcext:value-type="float">
            <text:p>594</text:p>
          </table:table-cell>
          <table:table-cell table:formula="of:=PRODUCT([.E4];100)/[.B4]" office:value-type="float" office:value="18.6733731530965" calcext:value-type="float">
            <text:p>18.6733731531</text:p>
          </table:table-cell>
          <table:table-cell office:value-type="float" office:value="980" calcext:value-type="float">
            <text:p>980</text:p>
          </table:table-cell>
          <table:table-cell table:formula="of:=PRODUCT([.G4];100)/[.B4]" office:value-type="float" office:value="30.8079220370953" calcext:value-type="float">
            <text:p>30.8079220371</text:p>
          </table:table-cell>
          <table:table-cell/>
        </table:table-row>
        <table:table-row table:style-name="ro1">
          <table:table-cell table:style-name="ce1" office:value-type="string" calcext:value-type="string">
            <text:p>Benchmarks/Prolangs-C++/ocean/ocean</text:p>
          </table:table-cell>
          <table:table-cell office:value-type="float" office:value="3244" calcext:value-type="float">
            <text:p>3244</text:p>
          </table:table-cell>
          <table:table-cell office:value-type="float" office:value="901" calcext:value-type="float">
            <text:p>901</text:p>
          </table:table-cell>
          <table:table-cell table:formula="of:=PRODUCT([.C5];100)/[.B5]" office:value-type="float" office:value="27.7743526510481" calcext:value-type="float">
            <text:p>27.774352651</text:p>
          </table:table-cell>
          <table:table-cell office:value-type="float" office:value="778" calcext:value-type="float">
            <text:p>778</text:p>
          </table:table-cell>
          <table:table-cell table:formula="of:=PRODUCT([.E5];100)/[.B5]" office:value-type="float" office:value="23.9827373612824" calcext:value-type="float">
            <text:p>23.9827373613</text:p>
          </table:table-cell>
          <table:table-cell office:value-type="float" office:value="1167" calcext:value-type="float">
            <text:p>1167</text:p>
          </table:table-cell>
          <table:table-cell table:style-name="ce16" table:formula="of:=PRODUCT([.G5];100)/[.B5]" office:value-type="float" office:value="35.9741060419235" calcext:value-type="float">
            <text:p>35.9741060419</text:p>
          </table:table-cell>
          <table:table-cell/>
        </table:table-row>
        <table:table-row table:style-name="ro1">
          <table:table-cell table:style-name="ce2" office:value-type="string" calcext:value-type="string">
            <text:p>Benchmarks/Prolangs-C++/office/office</text:p>
          </table:table-cell>
          <table:table-cell table:style-name="ce3" office:value-type="float" office:value="3409" calcext:value-type="float">
            <text:p>3409</text:p>
          </table:table-cell>
          <table:table-cell office:value-type="float" office:value="218" calcext:value-type="float">
            <text:p>218</text:p>
          </table:table-cell>
          <table:table-cell table:style-name="ce7" table:formula="of:=PRODUCT([.C6];100)/[.B6]" office:value-type="float" office:value="6.39483719565855" calcext:value-type="float">
            <text:p>6.3948371957</text:p>
          </table:table-cell>
          <table:table-cell table:style-name="ce3" office:value-type="float" office:value="1070" calcext:value-type="float">
            <text:p>1070</text:p>
          </table:table-cell>
          <table:table-cell table:style-name="ce12" table:formula="of:=PRODUCT([.E6];100)/[.B6]" office:value-type="float" office:value="31.3875036667644" calcext:value-type="float">
            <text:p>31.3875036668</text:p>
          </table:table-cell>
          <table:table-cell office:value-type="float" office:value="1188" calcext:value-type="float">
            <text:p>1188</text:p>
          </table:table-cell>
          <table:table-cell table:style-name="ce17" table:formula="of:=PRODUCT([.G6];100)/[.B6]" office:value-type="float" office:value="34.8489293047815" calcext:value-type="float">
            <text:p>34.8489293048</text:p>
          </table:table-cell>
          <table:table-cell/>
        </table:table-row>
        <table:table-row table:style-name="ro1">
          <table:table-cell office:value-type="string" calcext:value-type="string">
            <text:p>Benchmarks/Prolangs-C/fixoutput/fixoutput</text:p>
          </table:table-cell>
          <table:table-cell office:value-type="float" office:value="3778" calcext:value-type="float">
            <text:p>3778</text:p>
          </table:table-cell>
          <table:table-cell office:value-type="float" office:value="156" calcext:value-type="float">
            <text:p>156</text:p>
          </table:table-cell>
          <table:table-cell table:formula="of:=PRODUCT([.C7];100)/[.B7]" office:value-type="float" office:value="4.12916887241927" calcext:value-type="float">
            <text:p>4.1291688724</text:p>
          </table:table-cell>
          <table:table-cell office:value-type="float" office:value="3336" calcext:value-type="float">
            <text:p>3336</text:p>
          </table:table-cell>
          <table:table-cell table:formula="of:=PRODUCT([.E7];100)/[.B7]" office:value-type="float" office:value="88.3006881948121" calcext:value-type="float">
            <text:p>88.3006881948</text:p>
          </table:table-cell>
          <table:table-cell office:value-type="float" office:value="3360" calcext:value-type="float">
            <text:p>3360</text:p>
          </table:table-cell>
          <table:table-cell table:formula="of:=PRODUCT([.G7];100)/[.B7]" office:value-type="float" office:value="88.9359449444151" calcext:value-type="float">
            <text:p>88.9359449444</text:p>
          </table:table-cell>
          <table:table-cell/>
        </table:table-row>
        <table:table-row table:style-name="ro1">
          <table:table-cell table:style-name="ce1" office:value-type="string" calcext:value-type="string">
            <text:p>Benchmarks/Prolangs-C++/employ/employ</text:p>
          </table:table-cell>
          <table:table-cell office:value-type="float" office:value="3779" calcext:value-type="float">
            <text:p>3779</text:p>
          </table:table-cell>
          <table:table-cell office:value-type="float" office:value="782" calcext:value-type="float">
            <text:p>782</text:p>
          </table:table-cell>
          <table:table-cell table:formula="of:=PRODUCT([.C8];100)/[.B8]" office:value-type="float" office:value="20.6933051071712" calcext:value-type="float">
            <text:p>20.6933051072</text:p>
          </table:table-cell>
          <table:table-cell office:value-type="float" office:value="2025" calcext:value-type="float">
            <text:p>2025</text:p>
          </table:table-cell>
          <table:table-cell table:formula="of:=PRODUCT([.E8];100)/[.B8]" office:value-type="float" office:value="53.5856046573168" calcext:value-type="float">
            <text:p>53.5856046573</text:p>
          </table:table-cell>
          <table:table-cell office:value-type="float" office:value="2286" calcext:value-type="float">
            <text:p>2286</text:p>
          </table:table-cell>
          <table:table-cell table:style-name="ce16" table:formula="of:=PRODUCT([.G8];100)/[.B8]" office:value-type="float" office:value="60.4921937020376" calcext:value-type="float">
            <text:p>60.492193702</text:p>
          </table:table-cell>
          <table:table-cell/>
        </table:table-row>
        <table:table-row table:style-name="ro1">
          <table:table-cell table:style-name="ce1" office:value-type="string" calcext:value-type="string">
            <text:p>Benchmarks/Prolangs-C++/objects/objects</text:p>
          </table:table-cell>
          <table:table-cell office:value-type="float" office:value="3851" calcext:value-type="float">
            <text:p>3851</text:p>
          </table:table-cell>
          <table:table-cell office:value-type="float" office:value="1147" calcext:value-type="float">
            <text:p>1147</text:p>
          </table:table-cell>
          <table:table-cell table:formula="of:=PRODUCT([.C9];100)/[.B9]" office:value-type="float" office:value="29.7844715658271" calcext:value-type="float">
            <text:p>29.7844715658</text:p>
          </table:table-cell>
          <table:table-cell office:value-type="float" office:value="425" calcext:value-type="float">
            <text:p>425</text:p>
          </table:table-cell>
          <table:table-cell table:formula="of:=PRODUCT([.E9];100)/[.B9]" office:value-type="float" office:value="11.0360945209037" calcext:value-type="float">
            <text:p>11.0360945209</text:p>
          </table:table-cell>
          <table:table-cell office:value-type="float" office:value="1233" calcext:value-type="float">
            <text:p>1233</text:p>
          </table:table-cell>
          <table:table-cell table:style-name="ce16" table:formula="of:=PRODUCT([.G9];100)/[.B9]" office:value-type="float" office:value="32.0176577512334" calcext:value-type="float">
            <text:p>32.0176577512</text:p>
          </table:table-cell>
          <table:table-cell/>
        </table:table-row>
        <table:table-row table:style-name="ro1">
          <table:table-cell office:value-type="string" calcext:value-type="string">
            <text:p>Benchmarks/Olden/em3d/em3d</text:p>
          </table:table-cell>
          <table:table-cell office:value-type="float" office:value="4016" calcext:value-type="float">
            <text:p>4016</text:p>
          </table:table-cell>
          <table:table-cell office:value-type="float" office:value="1200" calcext:value-type="float">
            <text:p>1200</text:p>
          </table:table-cell>
          <table:table-cell table:formula="of:=PRODUCT([.C10];100)/[.B10]" office:value-type="float" office:value="29.8804780876494" calcext:value-type="float">
            <text:p>29.8804780876</text:p>
          </table:table-cell>
          <table:table-cell office:value-type="float" office:value="1226" calcext:value-type="float">
            <text:p>1226</text:p>
          </table:table-cell>
          <table:table-cell table:formula="of:=PRODUCT([.E10];100)/[.B10]" office:value-type="float" office:value="30.5278884462151" calcext:value-type="float">
            <text:p>30.5278884462</text:p>
          </table:table-cell>
          <table:table-cell office:value-type="float" office:value="1820" calcext:value-type="float">
            <text:p>1820</text:p>
          </table:table-cell>
          <table:table-cell table:formula="of:=PRODUCT([.G10];100)/[.B10]" office:value-type="float" office:value="45.3187250996016" calcext:value-type="float">
            <text:p>45.3187250996</text:p>
          </table:table-cell>
          <table:table-cell/>
        </table:table-row>
        <table:table-row table:style-name="ro1">
          <table:table-cell office:value-type="string" calcext:value-type="string">
            <text:p>Benchmarks/SciMark2-C/scimark2</text:p>
          </table:table-cell>
          <table:table-cell office:value-type="float" office:value="4138" calcext:value-type="float">
            <text:p>4138</text:p>
          </table:table-cell>
          <table:table-cell office:value-type="float" office:value="1529" calcext:value-type="float">
            <text:p>1529</text:p>
          </table:table-cell>
          <table:table-cell table:formula="of:=PRODUCT([.C11];100)/[.B11]" office:value-type="float" office:value="36.9502174963751" calcext:value-type="float">
            <text:p>36.9502174964</text:p>
          </table:table-cell>
          <table:table-cell office:value-type="float" office:value="1904" calcext:value-type="float">
            <text:p>1904</text:p>
          </table:table-cell>
          <table:table-cell table:formula="of:=PRODUCT([.E11];100)/[.B11]" office:value-type="float" office:value="46.0125664572257" calcext:value-type="float">
            <text:p>46.0125664572</text:p>
          </table:table-cell>
          <table:table-cell office:value-type="float" office:value="2716" calcext:value-type="float">
            <text:p>2716</text:p>
          </table:table-cell>
          <table:table-cell table:formula="of:=PRODUCT([.G11];100)/[.B11]" office:value-type="float" office:value="65.6355727404543" calcext:value-type="float">
            <text:p>65.6355727405</text:p>
          </table:table-cell>
          <table:table-cell/>
        </table:table-row>
        <table:table-row table:style-name="ro1">
          <table:table-cell office:value-type="string" calcext:value-type="string">
            <text:p>Benchmarks/VersaBench/beamformer/beamformer</text:p>
          </table:table-cell>
          <table:table-cell office:value-type="float" office:value="4201" calcext:value-type="float">
            <text:p>4201</text:p>
          </table:table-cell>
          <table:table-cell office:value-type="float" office:value="3504" calcext:value-type="float">
            <text:p>3504</text:p>
          </table:table-cell>
          <table:table-cell table:formula="of:=PRODUCT([.C12];100)/[.B12]" office:value-type="float" office:value="83.4087122113782" calcext:value-type="float">
            <text:p>83.4087122114</text:p>
          </table:table-cell>
          <table:table-cell office:value-type="float" office:value="3118" calcext:value-type="float">
            <text:p>3118</text:p>
          </table:table-cell>
          <table:table-cell table:formula="of:=PRODUCT([.E12];100)/[.B12]" office:value-type="float" office:value="74.2204237086408" calcext:value-type="float">
            <text:p>74.2204237086</text:p>
          </table:table-cell>
          <table:table-cell office:value-type="float" office:value="3587" calcext:value-type="float">
            <text:p>3587</text:p>
          </table:table-cell>
          <table:table-cell table:formula="of:=PRODUCT([.G12];100)/[.B12]" office:value-type="float" office:value="85.384432278029" calcext:value-type="float">
            <text:p>85.384432278</text:p>
          </table:table-cell>
          <table:table-cell/>
        </table:table-row>
        <table:table-row table:style-name="ro1">
          <table:table-cell office:value-type="string" calcext:value-type="string">
            <text:p>Benchmarks/FreeBench/mason/mason</text:p>
          </table:table-cell>
          <table:table-cell office:value-type="float" office:value="4252" calcext:value-type="float">
            <text:p>4252</text:p>
          </table:table-cell>
          <table:table-cell office:value-type="float" office:value="3346" calcext:value-type="float">
            <text:p>3346</text:p>
          </table:table-cell>
          <table:table-cell table:formula="of:=PRODUCT([.C13];100)/[.B13]" office:value-type="float" office:value="78.692380056444" calcext:value-type="float">
            <text:p>78.6923800564</text:p>
          </table:table-cell>
          <table:table-cell office:value-type="float" office:value="3568" calcext:value-type="float">
            <text:p>3568</text:p>
          </table:table-cell>
          <table:table-cell table:formula="of:=PRODUCT([.E13];100)/[.B13]" office:value-type="float" office:value="83.9134524929445" calcext:value-type="float">
            <text:p>83.9134524929</text:p>
          </table:table-cell>
          <table:table-cell office:value-type="float" office:value="3666" calcext:value-type="float">
            <text:p>3666</text:p>
          </table:table-cell>
          <table:table-cell table:formula="of:=PRODUCT([.G13];100)/[.B13]" office:value-type="float" office:value="86.2182502351834" calcext:value-type="float">
            <text:p>86.2182502352</text:p>
          </table:table-cell>
          <table:table-cell/>
        </table:table-row>
        <table:table-row table:style-name="ro1">
          <table:table-cell office:value-type="string" calcext:value-type="string">
            <text:p>Benchmarks/ASC_Sequoia/CrystalMk/CrystalMk</text:p>
          </table:table-cell>
          <table:table-cell office:value-type="float" office:value="4635" calcext:value-type="float">
            <text:p>4635</text:p>
          </table:table-cell>
          <table:table-cell office:value-type="float" office:value="3607" calcext:value-type="float">
            <text:p>3607</text:p>
          </table:table-cell>
          <table:table-cell table:style-name="ce8" table:formula="of:=PRODUCT([.C14];100)/[.B14]" office:value-type="float" office:value="77.8209277238403" calcext:value-type="float">
            <text:p>77.8209277238</text:p>
          </table:table-cell>
          <table:table-cell office:value-type="float" office:value="2285" calcext:value-type="float">
            <text:p>2285</text:p>
          </table:table-cell>
          <table:table-cell table:style-name="ce13" table:formula="of:=PRODUCT([.E14];100)/[.B14]" office:value-type="float" office:value="49.2988133764833" calcext:value-type="float">
            <text:p>49.2988133765</text:p>
          </table:table-cell>
          <table:table-cell office:value-type="float" office:value="3781" calcext:value-type="float">
            <text:p>3781</text:p>
          </table:table-cell>
          <table:table-cell table:formula="of:=PRODUCT([.G14];100)/[.B14]" office:value-type="float" office:value="81.5749730312837" calcext:value-type="float">
            <text:p>81.5749730313</text:p>
          </table:table-cell>
          <table:table-cell/>
        </table:table-row>
        <table:table-row table:style-name="ro1">
          <table:table-cell office:value-type="string" calcext:value-type="string">
            <text:p>Benchmarks/FreeBench/pcompress2/pcompress2</text:p>
          </table:table-cell>
          <table:table-cell office:value-type="float" office:value="5132" calcext:value-type="float">
            <text:p>5132</text:p>
          </table:table-cell>
          <table:table-cell office:value-type="float" office:value="1178" calcext:value-type="float">
            <text:p>1178</text:p>
          </table:table-cell>
          <table:table-cell table:formula="of:=PRODUCT([.C15];100)/[.B15]" office:value-type="float" office:value="22.9540140296181" calcext:value-type="float">
            <text:p>22.9540140296</text:p>
          </table:table-cell>
          <table:table-cell office:value-type="float" office:value="1897" calcext:value-type="float">
            <text:p>1897</text:p>
          </table:table-cell>
          <table:table-cell table:formula="of:=PRODUCT([.E15];100)/[.B15]" office:value-type="float" office:value="36.9641465315666" calcext:value-type="float">
            <text:p>36.9641465316</text:p>
          </table:table-cell>
          <table:table-cell office:value-type="float" office:value="1993" calcext:value-type="float">
            <text:p>1993</text:p>
          </table:table-cell>
          <table:table-cell table:formula="of:=PRODUCT([.G15];100)/[.B15]" office:value-type="float" office:value="38.8347622759158" calcext:value-type="float">
            <text:p>38.8347622759</text:p>
          </table:table-cell>
          <table:table-cell/>
        </table:table-row>
        <table:table-row table:style-name="ro1">
          <table:table-cell office:value-type="string" calcext:value-type="string">
            <text:p>Applications/aha/aha</text:p>
          </table:table-cell>
          <table:table-cell office:value-type="float" office:value="5409" calcext:value-type="float">
            <text:p>5409</text:p>
          </table:table-cell>
          <table:table-cell office:value-type="float" office:value="2256" calcext:value-type="float">
            <text:p>2256</text:p>
          </table:table-cell>
          <table:table-cell table:formula="of:=PRODUCT([.C16];100)/[.B16]" office:value-type="float" office:value="41.7082640044371" calcext:value-type="float">
            <text:p>41.7082640044</text:p>
          </table:table-cell>
          <table:table-cell office:value-type="float" office:value="2560" calcext:value-type="float">
            <text:p>2560</text:p>
          </table:table-cell>
          <table:table-cell table:formula="of:=PRODUCT([.E16];100)/[.B16]" office:value-type="float" office:value="47.3285265298576" calcext:value-type="float">
            <text:p>47.3285265299</text:p>
          </table:table-cell>
          <table:table-cell office:value-type="float" office:value="3075" calcext:value-type="float">
            <text:p>3075</text:p>
          </table:table-cell>
          <table:table-cell table:formula="of:=PRODUCT([.G16];100)/[.B16]" office:value-type="float" office:value="56.8496949528564" calcext:value-type="float">
            <text:p>56.8496949529</text:p>
          </table:table-cell>
          <table:table-cell/>
        </table:table-row>
        <table:table-row table:style-name="ro1">
          <table:table-cell table:style-name="ce1" office:value-type="string" calcext:value-type="string">
            <text:p>Benchmarks/Prolangs-C++/deriv1/deriv1</text:p>
          </table:table-cell>
          <table:table-cell office:value-type="float" office:value="5627" calcext:value-type="float">
            <text:p>5627</text:p>
          </table:table-cell>
          <table:table-cell office:value-type="float" office:value="734" calcext:value-type="float">
            <text:p>734</text:p>
          </table:table-cell>
          <table:table-cell table:formula="of:=PRODUCT([.C17];100)/[.B17]" office:value-type="float" office:value="13.0442509330016" calcext:value-type="float">
            <text:p>13.044250933</text:p>
          </table:table-cell>
          <table:table-cell office:value-type="float" office:value="1352" calcext:value-type="float">
            <text:p>1352</text:p>
          </table:table-cell>
          <table:table-cell table:formula="of:=PRODUCT([.E17];100)/[.B17]" office:value-type="float" office:value="24.0270126177359" calcext:value-type="float">
            <text:p>24.0270126177</text:p>
          </table:table-cell>
          <table:table-cell office:value-type="float" office:value="1731" calcext:value-type="float">
            <text:p>1731</text:p>
          </table:table-cell>
          <table:table-cell table:style-name="ce16" table:formula="of:=PRODUCT([.G17];100)/[.B17]" office:value-type="float" office:value="30.7623955926782" calcext:value-type="float">
            <text:p>30.7623955927</text:p>
          </table:table-cell>
          <table:table-cell/>
        </table:table-row>
        <table:table-row table:style-name="ro1">
          <table:table-cell office:value-type="string" calcext:value-type="string">
            <text:p>Benchmarks/Olden/health/health</text:p>
          </table:table-cell>
          <table:table-cell office:value-type="float" office:value="6208" calcext:value-type="float">
            <text:p>6208</text:p>
          </table:table-cell>
          <table:table-cell office:value-type="float" office:value="4110" calcext:value-type="float">
            <text:p>4110</text:p>
          </table:table-cell>
          <table:table-cell table:style-name="ce8" table:formula="of:=PRODUCT([.C18];100)/[.B18]" office:value-type="float" office:value="66.2048969072165" calcext:value-type="float">
            <text:p>66.2048969072</text:p>
          </table:table-cell>
          <table:table-cell office:value-type="float" office:value="3122" calcext:value-type="float">
            <text:p>3122</text:p>
          </table:table-cell>
          <table:table-cell table:style-name="ce13" table:formula="of:=PRODUCT([.E18];100)/[.B18]" office:value-type="float" office:value="50.2899484536083" calcext:value-type="float">
            <text:p>50.2899484536</text:p>
          </table:table-cell>
          <table:table-cell office:value-type="float" office:value="4571" calcext:value-type="float">
            <text:p>4571</text:p>
          </table:table-cell>
          <table:table-cell table:formula="of:=PRODUCT([.G18];100)/[.B18]" office:value-type="float" office:value="73.6307989690722" calcext:value-type="float">
            <text:p>73.6307989691</text:p>
          </table:table-cell>
          <table:table-cell/>
        </table:table-row>
        <table:table-row table:style-name="ro1">
          <table:table-cell table:style-name="ce1" office:value-type="string" calcext:value-type="string">
            <text:p>Benchmarks/Prolangs-C++/shapes/shapes</text:p>
          </table:table-cell>
          <table:table-cell office:value-type="float" office:value="7780" calcext:value-type="float">
            <text:p>7780</text:p>
          </table:table-cell>
          <table:table-cell office:value-type="float" office:value="1504" calcext:value-type="float">
            <text:p>1504</text:p>
          </table:table-cell>
          <table:table-cell table:formula="of:=PRODUCT([.C19];100)/[.B19]" office:value-type="float" office:value="19.3316195372751" calcext:value-type="float">
            <text:p>19.3316195373</text:p>
          </table:table-cell>
          <table:table-cell office:value-type="float" office:value="1179" calcext:value-type="float">
            <text:p>1179</text:p>
          </table:table-cell>
          <table:table-cell table:formula="of:=PRODUCT([.E19];100)/[.B19]" office:value-type="float" office:value="15.1542416452442" calcext:value-type="float">
            <text:p>15.1542416452</text:p>
          </table:table-cell>
          <table:table-cell office:value-type="float" office:value="2052" calcext:value-type="float">
            <text:p>2052</text:p>
          </table:table-cell>
          <table:table-cell table:style-name="ce16" table:formula="of:=PRODUCT([.G19];100)/[.B19]" office:value-type="float" office:value="26.3753213367609" calcext:value-type="float">
            <text:p>26.3753213368</text:p>
          </table:table-cell>
          <table:table-cell/>
        </table:table-row>
        <table:table-row table:style-name="ro1">
          <table:table-cell office:value-type="string" calcext:value-type="string">
            <text:p>Benchmarks/McCat/05-eks/eks</text:p>
          </table:table-cell>
          <table:table-cell office:value-type="float" office:value="7790" calcext:value-type="float">
            <text:p>7790</text:p>
          </table:table-cell>
          <table:table-cell office:value-type="float" office:value="2366" calcext:value-type="float">
            <text:p>2366</text:p>
          </table:table-cell>
          <table:table-cell table:formula="of:=PRODUCT([.C20];100)/[.B20]" office:value-type="float" office:value="30.3722721437741" calcext:value-type="float">
            <text:p>30.3722721438</text:p>
          </table:table-cell>
          <table:table-cell office:value-type="float" office:value="1062" calcext:value-type="float">
            <text:p>1062</text:p>
          </table:table-cell>
          <table:table-cell table:formula="of:=PRODUCT([.E20];100)/[.B20]" office:value-type="float" office:value="13.6328626444159" calcext:value-type="float">
            <text:p>13.6328626444</text:p>
          </table:table-cell>
          <table:table-cell office:value-type="float" office:value="2911" calcext:value-type="float">
            <text:p>2911</text:p>
          </table:table-cell>
          <table:table-cell table:formula="of:=PRODUCT([.G20];100)/[.B20]" office:value-type="float" office:value="37.3684210526316" calcext:value-type="float">
            <text:p>37.3684210526</text:p>
          </table:table-cell>
          <table:table-cell/>
        </table:table-row>
        <table:table-row table:style-name="ro1">
          <table:table-cell table:style-name="ce1" office:value-type="string" calcext:value-type="string">
            <text:p>Benchmarks/Ptrdist/ft/ft</text:p>
          </table:table-cell>
          <table:table-cell office:value-type="float" office:value="8287" calcext:value-type="float">
            <text:p>8287</text:p>
          </table:table-cell>
          <table:table-cell office:value-type="float" office:value="1779" calcext:value-type="float">
            <text:p>1779</text:p>
          </table:table-cell>
          <table:table-cell table:formula="of:=PRODUCT([.C21];100)/[.B21]" office:value-type="float" office:value="21.4673585133341" calcext:value-type="float">
            <text:p>21.4673585133</text:p>
          </table:table-cell>
          <table:table-cell office:value-type="float" office:value="426" calcext:value-type="float">
            <text:p>426</text:p>
          </table:table-cell>
          <table:table-cell table:formula="of:=PRODUCT([.E21];100)/[.B21]" office:value-type="float" office:value="5.1405816338844" calcext:value-type="float">
            <text:p>5.1405816339</text:p>
          </table:table-cell>
          <table:table-cell office:value-type="float" office:value="1986" calcext:value-type="float">
            <text:p>1986</text:p>
          </table:table-cell>
          <table:table-cell table:style-name="ce16" table:formula="of:=PRODUCT([.G21];100)/[.B21]" office:value-type="float" office:value="23.9652467720526" calcext:value-type="float">
            <text:p>23.9652467721</text:p>
          </table:table-cell>
          <table:table-cell/>
        </table:table-row>
        <table:table-row table:style-name="ro1">
          <table:table-cell office:value-type="string" calcext:value-type="string">
            <text:p>Benchmarks/FreeBench/neural/neural</text:p>
          </table:table-cell>
          <table:table-cell office:value-type="float" office:value="8504" calcext:value-type="float">
            <text:p>8504</text:p>
          </table:table-cell>
          <table:table-cell office:value-type="float" office:value="1551" calcext:value-type="float">
            <text:p>1551</text:p>
          </table:table-cell>
          <table:table-cell table:formula="of:=PRODUCT([.C22];100)/[.B22]" office:value-type="float" office:value="18.2384760112888" calcext:value-type="float">
            <text:p>18.2384760113</text:p>
          </table:table-cell>
          <table:table-cell office:value-type="float" office:value="2960" calcext:value-type="float">
            <text:p>2960</text:p>
          </table:table-cell>
          <table:table-cell table:formula="of:=PRODUCT([.E22];100)/[.B22]" office:value-type="float" office:value="34.8071495766698" calcext:value-type="float">
            <text:p>34.8071495767</text:p>
          </table:table-cell>
          <table:table-cell office:value-type="float" office:value="3061" calcext:value-type="float">
            <text:p>3061</text:p>
          </table:table-cell>
          <table:table-cell table:formula="of:=PRODUCT([.G22];100)/[.B22]" office:value-type="float" office:value="35.9948259642521" calcext:value-type="float">
            <text:p>35.9948259643</text:p>
          </table:table-cell>
          <table:table-cell/>
        </table:table-row>
        <table:table-row table:style-name="ro1">
          <table:table-cell office:value-type="string" calcext:value-type="string">
            <text:p>Benchmarks/mediabench/g721/g721encode/encode</text:p>
          </table:table-cell>
          <table:table-cell office:value-type="float" office:value="9173" calcext:value-type="float">
            <text:p>9173</text:p>
          </table:table-cell>
          <table:table-cell office:value-type="float" office:value="7202" calcext:value-type="float">
            <text:p>7202</text:p>
          </table:table-cell>
          <table:table-cell table:formula="of:=PRODUCT([.C23];100)/[.B23]" office:value-type="float" office:value="78.5130273629129" calcext:value-type="float">
            <text:p>78.5130273629</text:p>
          </table:table-cell>
          <table:table-cell office:value-type="float" office:value="6280" calcext:value-type="float">
            <text:p>6280</text:p>
          </table:table-cell>
          <table:table-cell table:formula="of:=PRODUCT([.E23];100)/[.B23]" office:value-type="float" office:value="68.4617900359751" calcext:value-type="float">
            <text:p>68.461790036</text:p>
          </table:table-cell>
          <table:table-cell office:value-type="float" office:value="7745" calcext:value-type="float">
            <text:p>7745</text:p>
          </table:table-cell>
          <table:table-cell table:formula="of:=PRODUCT([.G23];100)/[.B23]" office:value-type="float" office:value="84.4325738580617" calcext:value-type="float">
            <text:p>84.4325738581</text:p>
          </table:table-cell>
          <table:table-cell/>
        </table:table-row>
        <table:table-row table:style-name="ro1">
          <table:table-cell office:value-type="string" calcext:value-type="string">
            <text:p>Benchmarks/Prolangs-C/compiler/compiler</text:p>
          </table:table-cell>
          <table:table-cell office:value-type="float" office:value="9515" calcext:value-type="float">
            <text:p>9515</text:p>
          </table:table-cell>
          <table:table-cell office:value-type="float" office:value="2126" calcext:value-type="float">
            <text:p>2126</text:p>
          </table:table-cell>
          <table:table-cell table:formula="of:=PRODUCT([.C24];100)/[.B24]" office:value-type="float" office:value="22.3436678928008" calcext:value-type="float">
            <text:p>22.3436678928</text:p>
          </table:table-cell>
          <table:table-cell office:value-type="float" office:value="6401" calcext:value-type="float">
            <text:p>6401</text:p>
          </table:table-cell>
          <table:table-cell table:formula="of:=PRODUCT([.E24];100)/[.B24]" office:value-type="float" office:value="67.2727272727273" calcext:value-type="float">
            <text:p>67.2727272727</text:p>
          </table:table-cell>
          <table:table-cell office:value-type="float" office:value="6605" calcext:value-type="float">
            <text:p>6605</text:p>
          </table:table-cell>
          <table:table-cell table:formula="of:=PRODUCT([.G24];100)/[.B24]" office:value-type="float" office:value="69.4167104571729" calcext:value-type="float">
            <text:p>69.4167104572</text:p>
          </table:table-cell>
          <table:table-cell/>
        </table:table-row>
        <table:table-row table:style-name="ro1">
          <table:table-cell office:value-type="string" calcext:value-type="string">
            <text:p>Benchmarks/VersaBench/ecbdes/ecbdes</text:p>
          </table:table-cell>
          <table:table-cell office:value-type="float" office:value="10460" calcext:value-type="float">
            <text:p>10460</text:p>
          </table:table-cell>
          <table:table-cell office:value-type="float" office:value="4791" calcext:value-type="float">
            <text:p>4791</text:p>
          </table:table-cell>
          <table:table-cell table:formula="of:=PRODUCT([.C25];100)/[.B25]" office:value-type="float" office:value="45.8030592734226" calcext:value-type="float">
            <text:p>45.8030592734</text:p>
          </table:table-cell>
          <table:table-cell office:value-type="float" office:value="781" calcext:value-type="float">
            <text:p>781</text:p>
          </table:table-cell>
          <table:table-cell table:formula="of:=PRODUCT([.E25];100)/[.B25]" office:value-type="float" office:value="7.46653919694073" calcext:value-type="float">
            <text:p>7.4665391969</text:p>
          </table:table-cell>
          <table:table-cell office:value-type="float" office:value="4958" calcext:value-type="float">
            <text:p>4958</text:p>
          </table:table-cell>
          <table:table-cell table:formula="of:=PRODUCT([.G25];100)/[.B25]" office:value-type="float" office:value="47.3996175908222" calcext:value-type="float">
            <text:p>47.3996175908</text:p>
          </table:table-cell>
          <table:table-cell/>
        </table:table-row>
        <table:table-row table:style-name="ro1">
          <table:table-cell office:value-type="string" calcext:value-type="string">
            <text:p>Benchmarks/Olden/power/power</text:p>
          </table:table-cell>
          <table:table-cell office:value-type="float" office:value="11314" calcext:value-type="float">
            <text:p>11314</text:p>
          </table:table-cell>
          <table:table-cell office:value-type="float" office:value="9086" calcext:value-type="float">
            <text:p>9086</text:p>
          </table:table-cell>
          <table:table-cell table:style-name="ce8" table:formula="of:=PRODUCT([.C26];100)/[.B26]" office:value-type="float" office:value="80.3075835248365" calcext:value-type="float">
            <text:p>80.3075835248</text:p>
          </table:table-cell>
          <table:table-cell office:value-type="float" office:value="8130" calcext:value-type="float">
            <text:p>8130</text:p>
          </table:table-cell>
          <table:table-cell table:style-name="ce13" table:formula="of:=PRODUCT([.E26];100)/[.B26]" office:value-type="float" office:value="71.8578751988687" calcext:value-type="float">
            <text:p>71.8578751989</text:p>
          </table:table-cell>
          <table:table-cell office:value-type="float" office:value="9424" calcext:value-type="float">
            <text:p>9424</text:p>
          </table:table-cell>
          <table:table-cell table:formula="of:=PRODUCT([.G26];100)/[.B26]" office:value-type="float" office:value="83.295032702846" calcext:value-type="float">
            <text:p>83.2950327028</text:p>
          </table:table-cell>
          <table:table-cell/>
        </table:table-row>
        <table:table-row table:style-name="ro1">
          <table:table-cell office:value-type="string" calcext:value-type="string">
            <text:p>Benchmarks/ASC_Sequoia/AMGmk/AMGmk</text:p>
          </table:table-cell>
          <table:table-cell office:value-type="float" office:value="12087" calcext:value-type="float">
            <text:p>12087</text:p>
          </table:table-cell>
          <table:table-cell office:value-type="float" office:value="5560" calcext:value-type="float">
            <text:p>5560</text:p>
          </table:table-cell>
          <table:table-cell table:style-name="ce8" table:formula="of:=PRODUCT([.C27];100)/[.B27]" office:value-type="float" office:value="45.9998345329693" calcext:value-type="float">
            <text:p>45.999834533</text:p>
          </table:table-cell>
          <table:table-cell office:value-type="float" office:value="1147" calcext:value-type="float">
            <text:p>1147</text:p>
          </table:table-cell>
          <table:table-cell table:style-name="ce13" table:formula="of:=PRODUCT([.E27];100)/[.B27]" office:value-type="float" office:value="9.4895342103086" calcext:value-type="float">
            <text:p>9.4895342103</text:p>
          </table:table-cell>
          <table:table-cell office:value-type="float" office:value="5926" calcext:value-type="float">
            <text:p>5926</text:p>
          </table:table-cell>
          <table:table-cell table:formula="of:=PRODUCT([.G27];100)/[.B27]" office:value-type="float" office:value="49.027881194672" calcext:value-type="float">
            <text:p>49.0278811947</text:p>
          </table:table-cell>
          <table:table-cell/>
        </table:table-row>
        <table:table-row table:style-name="ro1">
          <table:table-cell table:style-name="ce1" office:value-type="string" calcext:value-type="string">
            <text:p>Benchmarks/Ptrdist/ks/ks</text:p>
          </table:table-cell>
          <table:table-cell office:value-type="float" office:value="12413" calcext:value-type="float">
            <text:p>12413</text:p>
          </table:table-cell>
          <table:table-cell office:value-type="float" office:value="2016" calcext:value-type="float">
            <text:p>2016</text:p>
          </table:table-cell>
          <table:table-cell table:style-name="ce9" table:formula="of:=PRODUCT([.C28];100)/[.B28]" office:value-type="float" office:value="16.2410376218481" calcext:value-type="float">
            <text:p>16.2410376218</text:p>
          </table:table-cell>
          <table:table-cell office:value-type="float" office:value="3279" calcext:value-type="float">
            <text:p>3279</text:p>
          </table:table-cell>
          <table:table-cell table:style-name="ce14" table:formula="of:=PRODUCT([.E28];100)/[.B28]" office:value-type="float" office:value="26.4158543462499" calcext:value-type="float">
            <text:p>26.4158543462</text:p>
          </table:table-cell>
          <table:table-cell office:value-type="float" office:value="4055" calcext:value-type="float">
            <text:p>4055</text:p>
          </table:table-cell>
          <table:table-cell table:style-name="ce16" table:formula="of:=PRODUCT([.G28];100)/[.B28]" office:value-type="float" office:value="32.6673648594216" calcext:value-type="float">
            <text:p>32.6673648594</text:p>
          </table:table-cell>
          <table:table-cell/>
        </table:table-row>
        <table:table-row table:style-name="ro1">
          <table:table-cell office:value-type="string" calcext:value-type="string">
            <text:p>Applications/sgefa/sgefa</text:p>
          </table:table-cell>
          <table:table-cell office:value-type="float" office:value="12467" calcext:value-type="float">
            <text:p>12467</text:p>
          </table:table-cell>
          <table:table-cell office:value-type="float" office:value="3765" calcext:value-type="float">
            <text:p>3765</text:p>
          </table:table-cell>
          <table:table-cell table:formula="of:=PRODUCT([.C29];100)/[.B29]" office:value-type="float" office:value="30.1997272800192" calcext:value-type="float">
            <text:p>30.19972728</text:p>
          </table:table-cell>
          <table:table-cell office:value-type="float" office:value="1363" calcext:value-type="float">
            <text:p>1363</text:p>
          </table:table-cell>
          <table:table-cell table:formula="of:=PRODUCT([.E29];100)/[.B29]" office:value-type="float" office:value="10.9328627576803" calcext:value-type="float">
            <text:p>10.9328627577</text:p>
          </table:table-cell>
          <table:table-cell office:value-type="float" office:value="4365" calcext:value-type="float">
            <text:p>4365</text:p>
          </table:table-cell>
          <table:table-cell table:formula="of:=PRODUCT([.G29];100)/[.B29]" office:value-type="float" office:value="35.0124328226518" calcext:value-type="float">
            <text:p>35.0124328227</text:p>
          </table:table-cell>
          <table:table-cell/>
        </table:table-row>
        <table:table-row table:style-name="ro1">
          <table:table-cell office:value-type="string" calcext:value-type="string">
            <text:p>Benchmarks/Prolangs-C/gnugo/gnugo</text:p>
          </table:table-cell>
          <table:table-cell office:value-type="float" office:value="13519" calcext:value-type="float">
            <text:p>13519</text:p>
          </table:table-cell>
          <table:table-cell office:value-type="float" office:value="7856" calcext:value-type="float">
            <text:p>7856</text:p>
          </table:table-cell>
          <table:table-cell table:formula="of:=PRODUCT([.C30];100)/[.B30]" office:value-type="float" office:value="58.110807012353" calcext:value-type="float">
            <text:p>58.1108070124</text:p>
          </table:table-cell>
          <table:table-cell office:value-type="float" office:value="8228" calcext:value-type="float">
            <text:p>8228</text:p>
          </table:table-cell>
          <table:table-cell table:formula="of:=PRODUCT([.E30];100)/[.B30]" office:value-type="float" office:value="60.8624898291294" calcext:value-type="float">
            <text:p>60.8624898291</text:p>
          </table:table-cell>
          <table:table-cell office:value-type="float" office:value="11410" calcext:value-type="float">
            <text:p>11410</text:p>
          </table:table-cell>
          <table:table-cell table:formula="of:=PRODUCT([.G30];100)/[.B30]" office:value-type="float" office:value="84.3997337081145" calcext:value-type="float">
            <text:p>84.3997337081</text:p>
          </table:table-cell>
          <table:table-cell/>
        </table:table-row>
        <table:table-row table:style-name="ro1">
          <table:table-cell office:value-type="string" calcext:value-type="string">
            <text:p>Benchmarks/Prolangs-C/loader/loader</text:p>
          </table:table-cell>
          <table:table-cell office:value-type="float" office:value="13680" calcext:value-type="float">
            <text:p>13680</text:p>
          </table:table-cell>
          <table:table-cell office:value-type="float" office:value="2825" calcext:value-type="float">
            <text:p>2825</text:p>
          </table:table-cell>
          <table:table-cell table:formula="of:=PRODUCT([.C31];100)/[.B31]" office:value-type="float" office:value="20.6505847953216" calcext:value-type="float">
            <text:p>20.6505847953</text:p>
          </table:table-cell>
          <table:table-cell office:value-type="float" office:value="4286" calcext:value-type="float">
            <text:p>4286</text:p>
          </table:table-cell>
          <table:table-cell table:formula="of:=PRODUCT([.E31];100)/[.B31]" office:value-type="float" office:value="31.3304093567251" calcext:value-type="float">
            <text:p>31.3304093567</text:p>
          </table:table-cell>
          <table:table-cell office:value-type="float" office:value="5179" calcext:value-type="float">
            <text:p>5179</text:p>
          </table:table-cell>
          <table:table-cell table:formula="of:=PRODUCT([.G31];100)/[.B31]" office:value-type="float" office:value="37.8581871345029" calcext:value-type="float">
            <text:p>37.8581871345</text:p>
          </table:table-cell>
          <table:table-cell/>
        </table:table-row>
        <table:table-row table:style-name="ro1">
          <table:table-cell office:value-type="string" calcext:value-type="string">
            <text:p>Benchmarks/Olden/bh/bh</text:p>
          </table:table-cell>
          <table:table-cell office:value-type="float" office:value="13894" calcext:value-type="float">
            <text:p>13894</text:p>
          </table:table-cell>
          <table:table-cell office:value-type="float" office:value="9542" calcext:value-type="float">
            <text:p>9542</text:p>
          </table:table-cell>
          <table:table-cell table:style-name="ce10" table:formula="of:=PRODUCT([.C32];100)/[.B32]" office:value-type="float" office:value="68.6771268173312" calcext:value-type="float">
            <text:p>68.6771268173</text:p>
          </table:table-cell>
          <table:table-cell office:value-type="float" office:value="9162" calcext:value-type="float">
            <text:p>9162</text:p>
          </table:table-cell>
          <table:table-cell table:style-name="ce15" table:formula="of:=PRODUCT([.E32];100)/[.B32]" office:value-type="float" office:value="65.9421332949475" calcext:value-type="float">
            <text:p>65.9421332949</text:p>
          </table:table-cell>
          <table:table-cell office:value-type="float" office:value="11202" calcext:value-type="float">
            <text:p>11202</text:p>
          </table:table-cell>
          <table:table-cell table:formula="of:=PRODUCT([.G32];100)/[.B32]" office:value-type="float" office:value="80.6247300993234" calcext:value-type="float">
            <text:p>80.6247300993</text:p>
          </table:table-cell>
          <table:table-cell/>
        </table:table-row>
        <table:table-row table:style-name="ro1">
          <table:table-cell office:value-type="string" calcext:value-type="string">
            <text:p>Benchmarks/FreeBench/distray/distray</text:p>
          </table:table-cell>
          <table:table-cell office:value-type="float" office:value="14473" calcext:value-type="float">
            <text:p>14473</text:p>
          </table:table-cell>
          <table:table-cell office:value-type="float" office:value="9568" calcext:value-type="float">
            <text:p>9568</text:p>
          </table:table-cell>
          <table:table-cell table:formula="of:=PRODUCT([.C33];100)/[.B33]" office:value-type="float" office:value="66.1093069854211" calcext:value-type="float">
            <text:p>66.1093069854</text:p>
          </table:table-cell>
          <table:table-cell office:value-type="float" office:value="9221" calcext:value-type="float">
            <text:p>9221</text:p>
          </table:table-cell>
          <table:table-cell table:formula="of:=PRODUCT([.E33];100)/[.B33]" office:value-type="float" office:value="63.7117391003938" calcext:value-type="float">
            <text:p>63.7117391004</text:p>
          </table:table-cell>
          <table:table-cell office:value-type="float" office:value="11677" calcext:value-type="float">
            <text:p>11677</text:p>
          </table:table-cell>
          <table:table-cell table:formula="of:=PRODUCT([.G33];100)/[.B33]" office:value-type="float" office:value="80.6812685690596" calcext:value-type="float">
            <text:p>80.6812685691</text:p>
          </table:table-cell>
          <table:table-cell/>
        </table:table-row>
        <table:table-row table:style-name="ro1">
          <table:table-cell office:value-type="string" calcext:value-type="string">
            <text:p>Benchmarks/MiBench/network-patricia/network-patricia</text:p>
          </table:table-cell>
          <table:table-cell office:value-type="float" office:value="15051" calcext:value-type="float">
            <text:p>15051</text:p>
          </table:table-cell>
          <table:table-cell office:value-type="float" office:value="5511" calcext:value-type="float">
            <text:p>5511</text:p>
          </table:table-cell>
          <table:table-cell table:formula="of:=PRODUCT([.C34];100)/[.B34]" office:value-type="float" office:value="36.6155072752641" calcext:value-type="float">
            <text:p>36.6155072753</text:p>
          </table:table-cell>
          <table:table-cell office:value-type="float" office:value="2501" calcext:value-type="float">
            <text:p>2501</text:p>
          </table:table-cell>
          <table:table-cell table:formula="of:=PRODUCT([.E34];100)/[.B34]" office:value-type="float" office:value="16.6168360906252" calcext:value-type="float">
            <text:p>16.6168360906</text:p>
          </table:table-cell>
          <table:table-cell office:value-type="float" office:value="6453" calcext:value-type="float">
            <text:p>6453</text:p>
          </table:table-cell>
          <table:table-cell table:formula="of:=PRODUCT([.G34];100)/[.B34]" office:value-type="float" office:value="42.8742276260714" calcext:value-type="float">
            <text:p>42.8742276261</text:p>
          </table:table-cell>
          <table:table-cell/>
        </table:table-row>
        <table:table-row table:style-name="ro1">
          <table:table-cell office:value-type="string" calcext:value-type="string">
            <text:p>Benchmarks/Trimaran/enc-md5/enc-md5</text:p>
          </table:table-cell>
          <table:table-cell office:value-type="float" office:value="16383" calcext:value-type="float">
            <text:p>16383</text:p>
          </table:table-cell>
          <table:table-cell office:value-type="float" office:value="9070" calcext:value-type="float">
            <text:p>9070</text:p>
          </table:table-cell>
          <table:table-cell table:formula="of:=PRODUCT([.C35];100)/[.B35]" office:value-type="float" office:value="55.3622657632912" calcext:value-type="float">
            <text:p>55.3622657633</text:p>
          </table:table-cell>
          <table:table-cell office:value-type="float" office:value="13394" calcext:value-type="float">
            <text:p>13394</text:p>
          </table:table-cell>
          <table:table-cell table:formula="of:=PRODUCT([.E35];100)/[.B35]" office:value-type="float" office:value="81.7554782396386" calcext:value-type="float">
            <text:p>81.7554782396</text:p>
          </table:table-cell>
          <table:table-cell office:value-type="float" office:value="14507" calcext:value-type="float">
            <text:p>14507</text:p>
          </table:table-cell>
          <table:table-cell table:formula="of:=PRODUCT([.G35];100)/[.B35]" office:value-type="float" office:value="88.5491057803821" calcext:value-type="float">
            <text:p>88.5491057804</text:p>
          </table:table-cell>
          <table:table-cell/>
        </table:table-row>
        <table:table-row table:style-name="ro1">
          <table:table-cell office:value-type="string" calcext:value-type="string">
            <text:p>Benchmarks/McCat/08-main/main</text:p>
          </table:table-cell>
          <table:table-cell office:value-type="float" office:value="19371" calcext:value-type="float">
            <text:p>19371</text:p>
          </table:table-cell>
          <table:table-cell office:value-type="float" office:value="10043" calcext:value-type="float">
            <text:p>10043</text:p>
          </table:table-cell>
          <table:table-cell table:formula="of:=PRODUCT([.C36];100)/[.B36]" office:value-type="float" office:value="51.8455423055082" calcext:value-type="float">
            <text:p>51.8455423055</text:p>
          </table:table-cell>
          <table:table-cell office:value-type="float" office:value="8444" calcext:value-type="float">
            <text:p>8444</text:p>
          </table:table-cell>
          <table:table-cell table:formula="of:=PRODUCT([.E36];100)/[.B36]" office:value-type="float" office:value="43.5909349026896" calcext:value-type="float">
            <text:p>43.5909349027</text:p>
          </table:table-cell>
          <table:table-cell office:value-type="float" office:value="11238" calcext:value-type="float">
            <text:p>11238</text:p>
          </table:table-cell>
          <table:table-cell table:formula="of:=PRODUCT([.G36];100)/[.B36]" office:value-type="float" office:value="58.0145578442001" calcext:value-type="float">
            <text:p>58.0145578442</text:p>
          </table:table-cell>
          <table:table-cell/>
        </table:table-row>
        <table:table-row table:style-name="ro1">
          <table:table-cell office:value-type="string" calcext:value-type="string">
            <text:p>Applications/viterbi/viterbi</text:p>
          </table:table-cell>
          <table:table-cell office:value-type="float" office:value="19781" calcext:value-type="float">
            <text:p>19781</text:p>
          </table:table-cell>
          <table:table-cell office:value-type="float" office:value="14432" calcext:value-type="float">
            <text:p>14432</text:p>
          </table:table-cell>
          <table:table-cell table:formula="of:=PRODUCT([.C37];100)/[.B37]" office:value-type="float" office:value="72.9588999545018" calcext:value-type="float">
            <text:p>72.9588999545</text:p>
          </table:table-cell>
          <table:table-cell office:value-type="float" office:value="12709" calcext:value-type="float">
            <text:p>12709</text:p>
          </table:table-cell>
          <table:table-cell table:formula="of:=PRODUCT([.E37];100)/[.B37]" office:value-type="float" office:value="64.2485213083262" calcext:value-type="float">
            <text:p>64.2485213083</text:p>
          </table:table-cell>
          <table:table-cell office:value-type="float" office:value="15860" calcext:value-type="float">
            <text:p>15860</text:p>
          </table:table-cell>
          <table:table-cell table:formula="of:=PRODUCT([.G37];100)/[.B37]" office:value-type="float" office:value="80.1779485364744" calcext:value-type="float">
            <text:p>80.1779485365</text:p>
          </table:table-cell>
          <table:table-cell/>
        </table:table-row>
        <table:table-row table:style-name="ro1">
          <table:table-cell office:value-type="string" calcext:value-type="string">
            <text:p>Applications/hexxagon/hexxagon</text:p>
          </table:table-cell>
          <table:table-cell office:value-type="float" office:value="19860" calcext:value-type="float">
            <text:p>19860</text:p>
          </table:table-cell>
          <table:table-cell office:value-type="float" office:value="3915" calcext:value-type="float">
            <text:p>3915</text:p>
          </table:table-cell>
          <table:table-cell table:formula="of:=PRODUCT([.C38];100)/[.B38]" office:value-type="float" office:value="19.7129909365559" calcext:value-type="float">
            <text:p>19.7129909366</text:p>
          </table:table-cell>
          <table:table-cell office:value-type="float" office:value="8475" calcext:value-type="float">
            <text:p>8475</text:p>
          </table:table-cell>
          <table:table-cell table:formula="of:=PRODUCT([.E38];100)/[.B38]" office:value-type="float" office:value="42.6737160120846" calcext:value-type="float">
            <text:p>42.6737160121</text:p>
          </table:table-cell>
          <table:table-cell office:value-type="float" office:value="10037" calcext:value-type="float">
            <text:p>10037</text:p>
          </table:table-cell>
          <table:table-cell table:formula="of:=PRODUCT([.G38];100)/[.B38]" office:value-type="float" office:value="50.5387713997986" calcext:value-type="float">
            <text:p>50.5387713998</text:p>
          </table:table-cell>
          <table:table-cell/>
        </table:table-row>
        <table:table-row table:style-name="ro1">
          <table:table-cell office:value-type="string" calcext:value-type="string">
            <text:p>Benchmarks/Prolangs-C/simulator/simulator</text:p>
          </table:table-cell>
          <table:table-cell office:value-type="float" office:value="25479" calcext:value-type="float">
            <text:p>25479</text:p>
          </table:table-cell>
          <table:table-cell office:value-type="float" office:value="4708" calcext:value-type="float">
            <text:p>4708</text:p>
          </table:table-cell>
          <table:table-cell table:formula="of:=PRODUCT([.C39];100)/[.B39]" office:value-type="float" office:value="18.4779622434161" calcext:value-type="float">
            <text:p>18.4779622434</text:p>
          </table:table-cell>
          <table:table-cell office:value-type="float" office:value="11852" calcext:value-type="float">
            <text:p>11852</text:p>
          </table:table-cell>
          <table:table-cell table:formula="of:=PRODUCT([.E39];100)/[.B39]" office:value-type="float" office:value="46.5167392754818" calcext:value-type="float">
            <text:p>46.5167392755</text:p>
          </table:table-cell>
          <table:table-cell office:value-type="float" office:value="12364" calcext:value-type="float">
            <text:p>12364</text:p>
          </table:table-cell>
          <table:table-cell table:formula="of:=PRODUCT([.G39];100)/[.B39]" office:value-type="float" office:value="48.5262372934574" calcext:value-type="float">
            <text:p>48.5262372935</text:p>
          </table:table-cell>
          <table:table-cell/>
        </table:table-row>
        <table:table-row table:style-name="ro1">
          <table:table-cell office:value-type="string" calcext:value-type="string">
            <text:p>Benchmarks/Prolangs-C/plot2fig/plot2fig</text:p>
          </table:table-cell>
          <table:table-cell office:value-type="float" office:value="27381" calcext:value-type="float">
            <text:p>27381</text:p>
          </table:table-cell>
          <table:table-cell office:value-type="float" office:value="3855" calcext:value-type="float">
            <text:p>3855</text:p>
          </table:table-cell>
          <table:table-cell table:formula="of:=PRODUCT([.C40];100)/[.B40]" office:value-type="float" office:value="14.079105949381" calcext:value-type="float">
            <text:p>14.0791059494</text:p>
          </table:table-cell>
          <table:table-cell office:value-type="float" office:value="6594" calcext:value-type="float">
            <text:p>6594</text:p>
          </table:table-cell>
          <table:table-cell table:formula="of:=PRODUCT([.E40];100)/[.B40]" office:value-type="float" office:value="24.0823929001863" calcext:value-type="float">
            <text:p>24.0823929002</text:p>
          </table:table-cell>
          <table:table-cell office:value-type="float" office:value="9216" calcext:value-type="float">
            <text:p>9216</text:p>
          </table:table-cell>
          <table:table-cell table:formula="of:=PRODUCT([.G40];100)/[.B40]" office:value-type="float" office:value="33.6583762463022" calcext:value-type="float">
            <text:p>33.6583762463</text:p>
          </table:table-cell>
          <table:table-cell/>
        </table:table-row>
        <table:table-row table:style-name="ro1">
          <table:table-cell office:value-type="string" calcext:value-type="string">
            <text:p>Benchmarks/ASC_Sequoia/IRSmk/IRSmk</text:p>
          </table:table-cell>
          <table:table-cell office:value-type="float" office:value="28275" calcext:value-type="float">
            <text:p>28275</text:p>
          </table:table-cell>
          <table:table-cell office:value-type="float" office:value="14791" calcext:value-type="float">
            <text:p>14791</text:p>
          </table:table-cell>
          <table:table-cell table:formula="of:=PRODUCT([.C41];100)/[.B41]" office:value-type="float" office:value="52.3112290008842" calcext:value-type="float">
            <text:p>52.3112290009</text:p>
          </table:table-cell>
          <table:table-cell office:value-type="float" office:value="4716" calcext:value-type="float">
            <text:p>4716</text:p>
          </table:table-cell>
          <table:table-cell table:formula="of:=PRODUCT([.E41];100)/[.B41]" office:value-type="float" office:value="16.6790450928382" calcext:value-type="float">
            <text:p>16.6790450928</text:p>
          </table:table-cell>
          <table:table-cell office:value-type="float" office:value="15141" calcext:value-type="float">
            <text:p>15141</text:p>
          </table:table-cell>
          <table:table-cell table:formula="of:=PRODUCT([.G41];100)/[.B41]" office:value-type="float" office:value="53.5490716180371" calcext:value-type="float">
            <text:p>53.549071618</text:p>
          </table:table-cell>
          <table:table-cell/>
        </table:table-row>
        <table:table-row table:style-name="ro1">
          <table:table-cell office:value-type="string" calcext:value-type="string">
            <text:p>Benchmarks/McCat/18-imp/imp</text:p>
          </table:table-cell>
          <table:table-cell office:value-type="float" office:value="29337" calcext:value-type="float">
            <text:p>29337</text:p>
          </table:table-cell>
          <table:table-cell office:value-type="float" office:value="9115" calcext:value-type="float">
            <text:p>9115</text:p>
          </table:table-cell>
          <table:table-cell table:formula="of:=PRODUCT([.C42];100)/[.B42]" office:value-type="float" office:value="31.0699798888775" calcext:value-type="float">
            <text:p>31.0699798889</text:p>
          </table:table-cell>
          <table:table-cell office:value-type="float" office:value="5772" calcext:value-type="float">
            <text:p>5772</text:p>
          </table:table-cell>
          <table:table-cell table:formula="of:=PRODUCT([.E42];100)/[.B42]" office:value-type="float" office:value="19.6748133756008" calcext:value-type="float">
            <text:p>19.6748133756</text:p>
          </table:table-cell>
          <table:table-cell office:value-type="float" office:value="10972" calcext:value-type="float">
            <text:p>10972</text:p>
          </table:table-cell>
          <table:table-cell table:formula="of:=PRODUCT([.G42];100)/[.B42]" office:value-type="float" office:value="37.3998704707366" calcext:value-type="float">
            <text:p>37.3998704707</text:p>
          </table:table-cell>
          <table:table-cell/>
        </table:table-row>
        <table:table-row table:style-name="ro1">
          <table:table-cell office:value-type="string" calcext:value-type="string">
            <text:p>Benchmarks/nbench/nbench</text:p>
          </table:table-cell>
          <table:table-cell office:value-type="float" office:value="32861" calcext:value-type="float">
            <text:p>32861</text:p>
          </table:table-cell>
          <table:table-cell office:value-type="float" office:value="13868" calcext:value-type="float">
            <text:p>13868</text:p>
          </table:table-cell>
          <table:table-cell table:formula="of:=PRODUCT([.C43];100)/[.B43]" office:value-type="float" office:value="42.2020023736344" calcext:value-type="float">
            <text:p>42.2020023736</text:p>
          </table:table-cell>
          <table:table-cell office:value-type="float" office:value="15965" calcext:value-type="float">
            <text:p>15965</text:p>
          </table:table-cell>
          <table:table-cell table:formula="of:=PRODUCT([.E43];100)/[.B43]" office:value-type="float" office:value="48.5834271628983" calcext:value-type="float">
            <text:p>48.5834271629</text:p>
          </table:table-cell>
          <table:table-cell office:value-type="float" office:value="20437" calcext:value-type="float">
            <text:p>20437</text:p>
          </table:table-cell>
          <table:table-cell table:formula="of:=PRODUCT([.G43];100)/[.B43]" office:value-type="float" office:value="62.1922643863547" calcext:value-type="float">
            <text:p>62.1922643864</text:p>
          </table:table-cell>
          <table:table-cell/>
        </table:table-row>
        <table:table-row table:style-name="ro1">
          <table:table-cell office:value-type="string" calcext:value-type="string">
            <text:p>Benchmarks/Prolangs-C/assembler/assembler</text:p>
          </table:table-cell>
          <table:table-cell office:value-type="float" office:value="34272" calcext:value-type="float">
            <text:p>34272</text:p>
          </table:table-cell>
          <table:table-cell office:value-type="float" office:value="8219" calcext:value-type="float">
            <text:p>8219</text:p>
          </table:table-cell>
          <table:table-cell table:formula="of:=PRODUCT([.C44];100)/[.B44]" office:value-type="float" office:value="23.9816760037348" calcext:value-type="float">
            <text:p>23.9816760037</text:p>
          </table:table-cell>
          <table:table-cell office:value-type="float" office:value="13947" calcext:value-type="float">
            <text:p>13947</text:p>
          </table:table-cell>
          <table:table-cell table:formula="of:=PRODUCT([.E44];100)/[.B44]" office:value-type="float" office:value="40.6950280112045" calcext:value-type="float">
            <text:p>40.6950280112</text:p>
          </table:table-cell>
          <table:table-cell office:value-type="float" office:value="15353" calcext:value-type="float">
            <text:p>15353</text:p>
          </table:table-cell>
          <table:table-cell table:formula="of:=PRODUCT([.G44];100)/[.B44]" office:value-type="float" office:value="44.797502334267" calcext:value-type="float">
            <text:p>44.7975023343</text:p>
          </table:table-cell>
          <table:table-cell/>
        </table:table-row>
        <table:table-row table:style-name="ro1">
          <table:table-cell office:value-type="string" calcext:value-type="string">
            <text:p>Benchmarks/Olden/voronoi/voronoi</text:p>
          </table:table-cell>
          <table:table-cell office:value-type="float" office:value="35193" calcext:value-type="float">
            <text:p>35193</text:p>
          </table:table-cell>
          <table:table-cell office:value-type="float" office:value="7584" calcext:value-type="float">
            <text:p>7584</text:p>
          </table:table-cell>
          <table:table-cell table:formula="of:=PRODUCT([.C45];100)/[.B45]" office:value-type="float" office:value="21.5497400051147" calcext:value-type="float">
            <text:p>21.5497400051</text:p>
          </table:table-cell>
          <table:table-cell office:value-type="float" office:value="10228" calcext:value-type="float">
            <text:p>10228</text:p>
          </table:table-cell>
          <table:table-cell table:formula="of:=PRODUCT([.E45];100)/[.B45]" office:value-type="float" office:value="29.0625976756741" calcext:value-type="float">
            <text:p>29.0625976757</text:p>
          </table:table-cell>
          <table:table-cell office:value-type="float" office:value="12475" calcext:value-type="float">
            <text:p>12475</text:p>
          </table:table-cell>
          <table:table-cell table:formula="of:=PRODUCT([.G45];100)/[.B45]" office:value-type="float" office:value="35.447390105987" calcext:value-type="float">
            <text:p>35.447390106</text:p>
          </table:table-cell>
          <table:table-cell/>
        </table:table-row>
        <table:table-row table:style-name="ro1">
          <table:table-cell table:style-name="ce2" office:value-type="string" calcext:value-type="string">
            <text:p>Benchmarks/Ptrdist/yacr2/yacr2</text:p>
          </table:table-cell>
          <table:table-cell table:style-name="ce3" office:value-type="float" office:value="38262" calcext:value-type="float">
            <text:p>38262</text:p>
          </table:table-cell>
          <table:table-cell office:value-type="float" office:value="3568" calcext:value-type="float">
            <text:p>3568</text:p>
          </table:table-cell>
          <table:table-cell table:style-name="ce7" table:formula="of:=PRODUCT([.C46];100)/[.B46]" office:value-type="float" office:value="9.32517902880142" calcext:value-type="float">
            <text:p>9.3251790288</text:p>
          </table:table-cell>
          <table:table-cell table:style-name="ce3" office:value-type="float" office:value="2763" calcext:value-type="float">
            <text:p>2763</text:p>
          </table:table-cell>
          <table:table-cell table:style-name="ce12" table:formula="of:=PRODUCT([.E46];100)/[.B46]" office:value-type="float" office:value="7.22126391720245" calcext:value-type="float">
            <text:p>7.2212639172</text:p>
          </table:table-cell>
          <table:table-cell office:value-type="float" office:value="4852" calcext:value-type="float">
            <text:p>4852</text:p>
          </table:table-cell>
          <table:table-cell table:style-name="ce17" table:formula="of:=PRODUCT([.G46];100)/[.B46]" office:value-type="float" office:value="12.6809889707804" calcext:value-type="float">
            <text:p>12.6809889708</text:p>
          </table:table-cell>
          <table:table-cell/>
        </table:table-row>
        <table:table-row table:style-name="ro1">
          <table:table-cell office:value-type="string" calcext:value-type="string">
            <text:p>Benchmarks/FreeBench/analyzer/analyzer</text:p>
          </table:table-cell>
          <table:table-cell office:value-type="float" office:value="38508" calcext:value-type="float">
            <text:p>38508</text:p>
          </table:table-cell>
          <table:table-cell office:value-type="float" office:value="10362" calcext:value-type="float">
            <text:p>10362</text:p>
          </table:table-cell>
          <table:table-cell table:formula="of:=PRODUCT([.C47];100)/[.B47]" office:value-type="float" office:value="26.9086942972889" calcext:value-type="float">
            <text:p>26.9086942973</text:p>
          </table:table-cell>
          <table:table-cell office:value-type="float" office:value="18924" calcext:value-type="float">
            <text:p>18924</text:p>
          </table:table-cell>
          <table:table-cell table:formula="of:=PRODUCT([.E47];100)/[.B47]" office:value-type="float" office:value="49.1430352134621" calcext:value-type="float">
            <text:p>49.1430352135</text:p>
          </table:table-cell>
          <table:table-cell office:value-type="float" office:value="22704" calcext:value-type="float">
            <text:p>22704</text:p>
          </table:table-cell>
          <table:table-cell table:formula="of:=PRODUCT([.G47];100)/[.B47]" office:value-type="float" office:value="58.9591773138049" calcext:value-type="float">
            <text:p>58.9591773138</text:p>
          </table:table-cell>
          <table:table-cell/>
        </table:table-row>
        <table:table-row table:style-name="ro1">
          <table:table-cell table:style-name="ce1" office:value-type="string" calcext:value-type="string">
            <text:p>Benchmarks/Prolangs-C++/city/city</text:p>
          </table:table-cell>
          <table:table-cell office:value-type="float" office:value="41123" calcext:value-type="float">
            <text:p>41123</text:p>
          </table:table-cell>
          <table:table-cell office:value-type="float" office:value="24285" calcext:value-type="float">
            <text:p>24285</text:p>
          </table:table-cell>
          <table:table-cell table:formula="of:=PRODUCT([.C48];100)/[.B48]" office:value-type="float" office:value="59.0545436860151" calcext:value-type="float">
            <text:p>59.054543686</text:p>
          </table:table-cell>
          <table:table-cell office:value-type="float" office:value="30296" calcext:value-type="float">
            <text:p>30296</text:p>
          </table:table-cell>
          <table:table-cell table:formula="of:=PRODUCT([.E48];100)/[.B48]" office:value-type="float" office:value="73.6716679230601" calcext:value-type="float">
            <text:p>73.6716679231</text:p>
          </table:table-cell>
          <table:table-cell office:value-type="float" office:value="33148" calcext:value-type="float">
            <text:p>33148</text:p>
          </table:table-cell>
          <table:table-cell table:style-name="ce16" table:formula="of:=PRODUCT([.G48];100)/[.B48]" office:value-type="float" office:value="80.6069596089779" calcext:value-type="float">
            <text:p>80.606959609</text:p>
          </table:table-cell>
          <table:table-cell/>
        </table:table-row>
        <table:table-row table:style-name="ro1">
          <table:table-cell office:value-type="string" calcext:value-type="string">
            <text:p>Benchmarks/MiBench/security-blowfish/security-blowfish</text:p>
          </table:table-cell>
          <table:table-cell office:value-type="float" office:value="43254" calcext:value-type="float">
            <text:p>43254</text:p>
          </table:table-cell>
          <table:table-cell office:value-type="float" office:value="15430" calcext:value-type="float">
            <text:p>15430</text:p>
          </table:table-cell>
          <table:table-cell table:formula="of:=PRODUCT([.C49];100)/[.B49]" office:value-type="float" office:value="35.6730013409164" calcext:value-type="float">
            <text:p>35.6730013409</text:p>
          </table:table-cell>
          <table:table-cell office:value-type="float" office:value="15227" calcext:value-type="float">
            <text:p>15227</text:p>
          </table:table-cell>
          <table:table-cell table:formula="of:=PRODUCT([.E49];100)/[.B49]" office:value-type="float" office:value="35.2036805844546" calcext:value-type="float">
            <text:p>35.2036805845</text:p>
          </table:table-cell>
          <table:table-cell office:value-type="float" office:value="20911" calcext:value-type="float">
            <text:p>20911</text:p>
          </table:table-cell>
          <table:table-cell table:formula="of:=PRODUCT([.G49];100)/[.B49]" office:value-type="float" office:value="48.3446617653859" calcext:value-type="float">
            <text:p>48.3446617654</text:p>
          </table:table-cell>
          <table:table-cell/>
        </table:table-row>
        <table:table-row table:style-name="ro1">
          <table:table-cell office:value-type="string" calcext:value-type="string">
            <text:p>Benchmarks/VersaBench/dbms/dbms</text:p>
          </table:table-cell>
          <table:table-cell office:value-type="float" office:value="46055" calcext:value-type="float">
            <text:p>46055</text:p>
          </table:table-cell>
          <table:table-cell office:value-type="float" office:value="15826" calcext:value-type="float">
            <text:p>15826</text:p>
          </table:table-cell>
          <table:table-cell table:formula="of:=PRODUCT([.C50];100)/[.B50]" office:value-type="float" office:value="34.3632613179894" calcext:value-type="float">
            <text:p>34.363261318</text:p>
          </table:table-cell>
          <table:table-cell office:value-type="float" office:value="10956" calcext:value-type="float">
            <text:p>10956</text:p>
          </table:table-cell>
          <table:table-cell table:formula="of:=PRODUCT([.E50];100)/[.B50]" office:value-type="float" office:value="23.7889479969602" calcext:value-type="float">
            <text:p>23.788947997</text:p>
          </table:table-cell>
          <table:table-cell office:value-type="float" office:value="18839" calcext:value-type="float">
            <text:p>18839</text:p>
          </table:table-cell>
          <table:table-cell table:formula="of:=PRODUCT([.G50];100)/[.B50]" office:value-type="float" office:value="40.9054391488438" calcext:value-type="float">
            <text:p>40.9054391488</text:p>
          </table:table-cell>
          <table:table-cell/>
        </table:table-row>
        <table:table-row table:style-name="ro1">
          <table:table-cell office:value-type="string" calcext:value-type="string">
            <text:p>Applications/spiff/spiff</text:p>
          </table:table-cell>
          <table:table-cell office:value-type="float" office:value="46139" calcext:value-type="float">
            <text:p>46139</text:p>
          </table:table-cell>
          <table:table-cell office:value-type="float" office:value="7926" calcext:value-type="float">
            <text:p>7926</text:p>
          </table:table-cell>
          <table:table-cell table:formula="of:=PRODUCT([.C51];100)/[.B51]" office:value-type="float" office:value="17.1785257591192" calcext:value-type="float">
            <text:p>17.1785257591</text:p>
          </table:table-cell>
          <table:table-cell office:value-type="float" office:value="10846" calcext:value-type="float">
            <text:p>10846</text:p>
          </table:table-cell>
          <table:table-cell table:formula="of:=PRODUCT([.E51];100)/[.B51]" office:value-type="float" office:value="23.5072281583909" calcext:value-type="float">
            <text:p>23.5072281584</text:p>
          </table:table-cell>
          <table:table-cell office:value-type="float" office:value="13333" calcext:value-type="float">
            <text:p>13333</text:p>
          </table:table-cell>
          <table:table-cell table:formula="of:=PRODUCT([.G51];100)/[.B51]" office:value-type="float" office:value="28.8974620169488" calcext:value-type="float">
            <text:p>28.8974620169</text:p>
          </table:table-cell>
          <table:table-cell/>
        </table:table-row>
        <table:table-row table:style-name="ro1">
          <table:table-cell office:value-type="string" calcext:value-type="string">
            <text:p>UnitTests/C++11/frame_layout/frame_layout</text:p>
          </table:table-cell>
          <table:table-cell office:value-type="float" office:value="49254" calcext:value-type="float">
            <text:p>49254</text:p>
          </table:table-cell>
          <table:table-cell office:value-type="float" office:value="34227" calcext:value-type="float">
            <text:p>34227</text:p>
          </table:table-cell>
          <table:table-cell table:formula="of:=PRODUCT([.C52];100)/[.B52]" office:value-type="float" office:value="69.4908027774394" calcext:value-type="float">
            <text:p>69.4908027774</text:p>
          </table:table-cell>
          <table:table-cell office:value-type="float" office:value="32348" calcext:value-type="float">
            <text:p>32348</text:p>
          </table:table-cell>
          <table:table-cell table:formula="of:=PRODUCT([.E52];100)/[.B52]" office:value-type="float" office:value="65.6758841921468" calcext:value-type="float">
            <text:p>65.6758841921</text:p>
          </table:table-cell>
          <table:table-cell office:value-type="float" office:value="36058" calcext:value-type="float">
            <text:p>36058</text:p>
          </table:table-cell>
          <table:table-cell table:formula="of:=PRODUCT([.G52];100)/[.B52]" office:value-type="float" office:value="73.2082673488448" calcext:value-type="float">
            <text:p>73.2082673488</text:p>
          </table:table-cell>
          <table:table-cell/>
        </table:table-row>
        <table:table-row table:style-name="ro1">
          <table:table-cell office:value-type="string" calcext:value-type="string">
            <text:p>Benchmarks/Prolangs-C/unix-smail/unix-smail</text:p>
          </table:table-cell>
          <table:table-cell office:value-type="float" office:value="58355" calcext:value-type="float">
            <text:p>58355</text:p>
          </table:table-cell>
          <table:table-cell office:value-type="float" office:value="6327" calcext:value-type="float">
            <text:p>6327</text:p>
          </table:table-cell>
          <table:table-cell table:formula="of:=PRODUCT([.C53];100)/[.B53]" office:value-type="float" office:value="10.8422585896667" calcext:value-type="float">
            <text:p>10.8422585897</text:p>
          </table:table-cell>
          <table:table-cell office:value-type="float" office:value="21209" calcext:value-type="float">
            <text:p>21209</text:p>
          </table:table-cell>
          <table:table-cell table:formula="of:=PRODUCT([.E53];100)/[.B53]" office:value-type="float" office:value="36.3447862222603" calcext:value-type="float">
            <text:p>36.3447862223</text:p>
          </table:table-cell>
          <table:table-cell office:value-type="float" office:value="22300" calcext:value-type="float">
            <text:p>22300</text:p>
          </table:table-cell>
          <table:table-cell table:formula="of:=PRODUCT([.G53];100)/[.B53]" office:value-type="float" office:value="38.2143775169223" calcext:value-type="float">
            <text:p>38.2143775169</text:p>
          </table:table-cell>
          <table:table-cell/>
        </table:table-row>
        <table:table-row table:style-name="ro1">
          <table:table-cell office:value-type="string" calcext:value-type="string">
            <text:p>Applications/minisat/minisat</text:p>
          </table:table-cell>
          <table:table-cell office:value-type="float" office:value="62570" calcext:value-type="float">
            <text:p>62570</text:p>
          </table:table-cell>
          <table:table-cell office:value-type="float" office:value="28345" calcext:value-type="float">
            <text:p>28345</text:p>
          </table:table-cell>
          <table:table-cell table:formula="of:=PRODUCT([.C54];100)/[.B54]" office:value-type="float" office:value="45.3012625859038" calcext:value-type="float">
            <text:p>45.3012625859</text:p>
          </table:table-cell>
          <table:table-cell office:value-type="float" office:value="37104" calcext:value-type="float">
            <text:p>37104</text:p>
          </table:table-cell>
          <table:table-cell table:formula="of:=PRODUCT([.E54];100)/[.B54]" office:value-type="float" office:value="59.2999840179" calcext:value-type="float">
            <text:p>59.2999840179</text:p>
          </table:table-cell>
          <table:table-cell office:value-type="float" office:value="44020" calcext:value-type="float">
            <text:p>44020</text:p>
          </table:table-cell>
          <table:table-cell table:formula="of:=PRODUCT([.G54];100)/[.B54]" office:value-type="float" office:value="70.3532044110596" calcext:value-type="float">
            <text:p>70.3532044111</text:p>
          </table:table-cell>
          <table:table-cell/>
        </table:table-row>
        <table:table-row table:style-name="ro1">
          <table:table-cell office:value-type="string" calcext:value-type="string">
            <text:p>Benchmarks/McCat/09-vor/vor</text:p>
          </table:table-cell>
          <table:table-cell office:value-type="float" office:value="65123" calcext:value-type="float">
            <text:p>65123</text:p>
          </table:table-cell>
          <table:table-cell office:value-type="float" office:value="30234" calcext:value-type="float">
            <text:p>30234</text:p>
          </table:table-cell>
          <table:table-cell table:formula="of:=PRODUCT([.C55];100)/[.B55]" office:value-type="float" office:value="46.4259938884879" calcext:value-type="float">
            <text:p>46.4259938885</text:p>
          </table:table-cell>
          <table:table-cell office:value-type="float" office:value="31444" calcext:value-type="float">
            <text:p>31444</text:p>
          </table:table-cell>
          <table:table-cell table:formula="of:=PRODUCT([.E55];100)/[.B55]" office:value-type="float" office:value="48.2840163997359" calcext:value-type="float">
            <text:p>48.2840163997</text:p>
          </table:table-cell>
          <table:table-cell office:value-type="float" office:value="36596" calcext:value-type="float">
            <text:p>36596</text:p>
          </table:table-cell>
          <table:table-cell table:formula="of:=PRODUCT([.G55];100)/[.B55]" office:value-type="float" office:value="56.1951998525866" calcext:value-type="float">
            <text:p>56.1951998526</text:p>
          </table:table-cell>
          <table:table-cell/>
        </table:table-row>
        <table:table-row table:style-name="ro1">
          <table:table-cell office:value-type="string" calcext:value-type="string">
            <text:p>Benchmarks/mediabench/mpeg2/mpeg2dec/mpeg2decode</text:p>
          </table:table-cell>
          <table:table-cell office:value-type="float" office:value="65332" calcext:value-type="float">
            <text:p>65332</text:p>
          </table:table-cell>
          <table:table-cell office:value-type="float" office:value="28634" calcext:value-type="float">
            <text:p>28634</text:p>
          </table:table-cell>
          <table:table-cell table:formula="of:=PRODUCT([.C56];100)/[.B56]" office:value-type="float" office:value="43.8284454784792" calcext:value-type="float">
            <text:p>43.8284454785</text:p>
          </table:table-cell>
          <table:table-cell office:value-type="float" office:value="21188" calcext:value-type="float">
            <text:p>21188</text:p>
          </table:table-cell>
          <table:table-cell table:formula="of:=PRODUCT([.E56];100)/[.B56]" office:value-type="float" office:value="32.4312741076348" calcext:value-type="float">
            <text:p>32.4312741076</text:p>
          </table:table-cell>
          <table:table-cell office:value-type="float" office:value="34199" calcext:value-type="float">
            <text:p>34199</text:p>
          </table:table-cell>
          <table:table-cell table:formula="of:=PRODUCT([.G56];100)/[.B56]" office:value-type="float" office:value="52.3464764587032" calcext:value-type="float">
            <text:p>52.3464764587</text:p>
          </table:table-cell>
          <table:table-cell/>
        </table:table-row>
        <table:table-row table:style-name="ro1">
          <table:table-cell office:value-type="string" calcext:value-type="string">
            <text:p>Applications/ALAC/encode/alacconvert-encode</text:p>
          </table:table-cell>
          <table:table-cell office:value-type="float" office:value="71657" calcext:value-type="float">
            <text:p>71657</text:p>
          </table:table-cell>
          <table:table-cell office:value-type="float" office:value="29483" calcext:value-type="float">
            <text:p>29483</text:p>
          </table:table-cell>
          <table:table-cell table:formula="of:=PRODUCT([.C57];100)/[.B57]" office:value-type="float" office:value="41.1446195068172" calcext:value-type="float">
            <text:p>41.1446195068</text:p>
          </table:table-cell>
          <table:table-cell office:value-type="float" office:value="24888" calcext:value-type="float">
            <text:p>24888</text:p>
          </table:table-cell>
          <table:table-cell table:formula="of:=PRODUCT([.E57];100)/[.B57]" office:value-type="float" office:value="34.7321266589447" calcext:value-type="float">
            <text:p>34.7321266589</text:p>
          </table:table-cell>
          <table:table-cell office:value-type="float" office:value="32546" calcext:value-type="float">
            <text:p>32546</text:p>
          </table:table-cell>
          <table:table-cell table:formula="of:=PRODUCT([.G57];100)/[.B57]" office:value-type="float" office:value="45.4191495597081" calcext:value-type="float">
            <text:p>45.4191495597</text:p>
          </table:table-cell>
          <table:table-cell/>
        </table:table-row>
        <table:table-row table:style-name="ro1">
          <table:table-cell office:value-type="string" calcext:value-type="string">
            <text:p>Applications/ALAC/decode/alacconvert-decode</text:p>
          </table:table-cell>
          <table:table-cell office:value-type="float" office:value="71657" calcext:value-type="float">
            <text:p>71657</text:p>
          </table:table-cell>
          <table:table-cell office:value-type="float" office:value="29273" calcext:value-type="float">
            <text:p>29273</text:p>
          </table:table-cell>
          <table:table-cell table:formula="of:=PRODUCT([.C58];100)/[.B58]" office:value-type="float" office:value="40.8515567216043" calcext:value-type="float">
            <text:p>40.8515567216</text:p>
          </table:table-cell>
          <table:table-cell office:value-type="float" office:value="24888" calcext:value-type="float">
            <text:p>24888</text:p>
          </table:table-cell>
          <table:table-cell table:formula="of:=PRODUCT([.E58];100)/[.B58]" office:value-type="float" office:value="34.7321266589447" calcext:value-type="float">
            <text:p>34.7321266589</text:p>
          </table:table-cell>
          <table:table-cell office:value-type="float" office:value="32227" calcext:value-type="float">
            <text:p>32227</text:p>
          </table:table-cell>
          <table:table-cell table:formula="of:=PRODUCT([.G58];100)/[.B58]" office:value-type="float" office:value="44.973973233599" calcext:value-type="float">
            <text:p>44.9739732336</text:p>
          </table:table-cell>
          <table:table-cell/>
        </table:table-row>
        <table:table-row table:style-name="ro1">
          <table:table-cell table:style-name="ce1" office:value-type="string" calcext:value-type="string">
            <text:p>Benchmarks/Prolangs-C++/deriv2/deriv2</text:p>
          </table:table-cell>
          <table:table-cell office:value-type="float" office:value="73236" calcext:value-type="float">
            <text:p>73236</text:p>
          </table:table-cell>
          <table:table-cell office:value-type="float" office:value="11354" calcext:value-type="float">
            <text:p>11354</text:p>
          </table:table-cell>
          <table:table-cell table:formula="of:=PRODUCT([.C59];100)/[.B59]" office:value-type="float" office:value="15.5033043858212" calcext:value-type="float">
            <text:p>15.5033043858</text:p>
          </table:table-cell>
          <table:table-cell office:value-type="float" office:value="18509" calcext:value-type="float">
            <text:p>18509</text:p>
          </table:table-cell>
          <table:table-cell table:formula="of:=PRODUCT([.E59];100)/[.B59]" office:value-type="float" office:value="25.2730897372877" calcext:value-type="float">
            <text:p>25.2730897373</text:p>
          </table:table-cell>
          <table:table-cell office:value-type="float" office:value="23235" calcext:value-type="float">
            <text:p>23235</text:p>
          </table:table-cell>
          <table:table-cell table:style-name="ce16" table:formula="of:=PRODUCT([.G59];100)/[.B59]" office:value-type="float" office:value="31.7262002293954" calcext:value-type="float">
            <text:p>31.7262002294</text:p>
          </table:table-cell>
          <table:table-cell/>
        </table:table-row>
        <table:table-row table:style-name="ro1">
          <table:table-cell office:value-type="string" calcext:value-type="string">
            <text:p>Benchmarks/sim/sim</text:p>
          </table:table-cell>
          <table:table-cell office:value-type="float" office:value="73685" calcext:value-type="float">
            <text:p>73685</text:p>
          </table:table-cell>
          <table:table-cell office:value-type="float" office:value="8137" calcext:value-type="float">
            <text:p>8137</text:p>
          </table:table-cell>
          <table:table-cell table:formula="of:=PRODUCT([.C60];100)/[.B60]" office:value-type="float" office:value="11.0429531112167" calcext:value-type="float">
            <text:p>11.0429531112</text:p>
          </table:table-cell>
          <table:table-cell office:value-type="float" office:value="9811" calcext:value-type="float">
            <text:p>9811</text:p>
          </table:table-cell>
          <table:table-cell table:formula="of:=PRODUCT([.E60];100)/[.B60]" office:value-type="float" office:value="13.3147859130081" calcext:value-type="float">
            <text:p>13.314785913</text:p>
          </table:table-cell>
          <table:table-cell office:value-type="float" office:value="12708" calcext:value-type="float">
            <text:p>12708</text:p>
          </table:table-cell>
          <table:table-cell table:formula="of:=PRODUCT([.G60];100)/[.B60]" office:value-type="float" office:value="17.2463866458574" calcext:value-type="float">
            <text:p>17.2463866459</text:p>
          </table:table-cell>
          <table:table-cell/>
        </table:table-row>
        <table:table-row table:style-name="ro1">
          <table:table-cell office:value-type="string" calcext:value-type="string">
            <text:p>Benchmarks/Prolangs-C/unix-tbl/unix-tbl</text:p>
          </table:table-cell>
          <table:table-cell office:value-type="float" office:value="88754" calcext:value-type="float">
            <text:p>88754</text:p>
          </table:table-cell>
          <table:table-cell office:value-type="float" office:value="16414" calcext:value-type="float">
            <text:p>16414</text:p>
          </table:table-cell>
          <table:table-cell table:formula="of:=PRODUCT([.C61];100)/[.B61]" office:value-type="float" office:value="18.4938143632963" calcext:value-type="float">
            <text:p>18.4938143633</text:p>
          </table:table-cell>
          <table:table-cell office:value-type="float" office:value="38204" calcext:value-type="float">
            <text:p>38204</text:p>
          </table:table-cell>
          <table:table-cell table:formula="of:=PRODUCT([.E61];100)/[.B61]" office:value-type="float" office:value="43.0448205151317" calcext:value-type="float">
            <text:p>43.0448205151</text:p>
          </table:table-cell>
          <table:table-cell office:value-type="float" office:value="41212" calcext:value-type="float">
            <text:p>41212</text:p>
          </table:table-cell>
          <table:table-cell table:formula="of:=PRODUCT([.G61];100)/[.B61]" office:value-type="float" office:value="46.4339635396715" calcext:value-type="float">
            <text:p>46.4339635397</text:p>
          </table:table-cell>
          <table:table-cell/>
        </table:table-row>
        <table:table-row table:style-name="ro1">
          <table:table-cell office:value-type="string" calcext:value-type="string">
            <text:p>Benchmarks/FreeBench/pifft/pifft</text:p>
          </table:table-cell>
          <table:table-cell office:value-type="float" office:value="89971" calcext:value-type="float">
            <text:p>89971</text:p>
          </table:table-cell>
          <table:table-cell office:value-type="float" office:value="70075" calcext:value-type="float">
            <text:p>70075</text:p>
          </table:table-cell>
          <table:table-cell table:formula="of:=PRODUCT([.C62];100)/[.B62]" office:value-type="float" office:value="77.8862077780618" calcext:value-type="float">
            <text:p>77.8862077781</text:p>
          </table:table-cell>
          <table:table-cell office:value-type="float" office:value="19692" calcext:value-type="float">
            <text:p>19692</text:p>
          </table:table-cell>
          <table:table-cell table:formula="of:=PRODUCT([.E62];100)/[.B62]" office:value-type="float" office:value="21.8870524946927" calcext:value-type="float">
            <text:p>21.8870524947</text:p>
          </table:table-cell>
          <table:table-cell office:value-type="float" office:value="71620" calcext:value-type="float">
            <text:p>71620</text:p>
          </table:table-cell>
          <table:table-cell table:formula="of:=PRODUCT([.G62];100)/[.B62]" office:value-type="float" office:value="79.6034277711707" calcext:value-type="float">
            <text:p>79.6034277712</text:p>
          </table:table-cell>
          <table:table-cell/>
        </table:table-row>
        <table:table-row table:style-name="ro1">
          <table:table-cell table:style-name="ce1" office:value-type="string" calcext:value-type="string">
            <text:p>Benchmarks/MallocBench/cfrac/cfrac</text:p>
          </table:table-cell>
          <table:table-cell office:value-type="float" office:value="98648" calcext:value-type="float">
            <text:p>98648</text:p>
          </table:table-cell>
          <table:table-cell office:value-type="float" office:value="8386" calcext:value-type="float">
            <text:p>8386</text:p>
          </table:table-cell>
          <table:table-cell table:formula="of:=PRODUCT([.C63];100)/[.B63]" office:value-type="float" office:value="8.50093260887195" calcext:value-type="float">
            <text:p>8.5009326089</text:p>
          </table:table-cell>
          <table:table-cell office:value-type="float" office:value="8662" calcext:value-type="float">
            <text:p>8662</text:p>
          </table:table-cell>
          <table:table-cell table:formula="of:=PRODUCT([.E63];100)/[.B63]" office:value-type="float" office:value="8.78071527045657" calcext:value-type="float">
            <text:p>8.7807152705</text:p>
          </table:table-cell>
          <table:table-cell office:value-type="float" office:value="13467" calcext:value-type="float">
            <text:p>13467</text:p>
          </table:table-cell>
          <table:table-cell table:style-name="ce16" table:formula="of:=PRODUCT([.G63];100)/[.B63]" office:value-type="float" office:value="13.6515692157976" calcext:value-type="float">
            <text:p>13.6515692158</text:p>
          </table:table-cell>
          <table:table-cell/>
        </table:table-row>
        <table:table-row table:style-name="ro1">
          <table:table-cell office:value-type="string" calcext:value-type="string">
            <text:p>Benchmarks/MiBench/automotive-susan/automotive-susan</text:p>
          </table:table-cell>
          <table:table-cell office:value-type="float" office:value="104997" calcext:value-type="float">
            <text:p>104997</text:p>
          </table:table-cell>
          <table:table-cell office:value-type="float" office:value="16464" calcext:value-type="float">
            <text:p>16464</text:p>
          </table:table-cell>
          <table:table-cell table:formula="of:=PRODUCT([.C64];100)/[.B64]" office:value-type="float" office:value="15.6804480128004" calcext:value-type="float">
            <text:p>15.6804480128</text:p>
          </table:table-cell>
          <table:table-cell office:value-type="float" office:value="11647" calcext:value-type="float">
            <text:p>11647</text:p>
          </table:table-cell>
          <table:table-cell table:formula="of:=PRODUCT([.E64];100)/[.B64]" office:value-type="float" office:value="11.0926978866063" calcext:value-type="float">
            <text:p>11.0926978866</text:p>
          </table:table-cell>
          <table:table-cell office:value-type="float" office:value="16358" calcext:value-type="float">
            <text:p>16358</text:p>
          </table:table-cell>
          <table:table-cell table:formula="of:=PRODUCT([.G64];100)/[.B64]" office:value-type="float" office:value="15.5794927474118" calcext:value-type="float">
            <text:p>15.5794927474</text:p>
          </table:table-cell>
          <table:table-cell/>
        </table:table-row>
        <table:table-row table:style-name="ro1">
          <table:table-cell office:value-type="string" calcext:value-type="string">
            <text:p>Benchmarks/Prolangs-C/bison/mybison</text:p>
          </table:table-cell>
          <table:table-cell office:value-type="float" office:value="109545" calcext:value-type="float">
            <text:p>109545</text:p>
          </table:table-cell>
          <table:table-cell office:value-type="float" office:value="5845" calcext:value-type="float">
            <text:p>5845</text:p>
          </table:table-cell>
          <table:table-cell table:formula="of:=PRODUCT([.C65];100)/[.B65]" office:value-type="float" office:value="5.33570678716509" calcext:value-type="float">
            <text:p>5.3357067872</text:p>
          </table:table-cell>
          <table:table-cell office:value-type="float" office:value="12641" calcext:value-type="float">
            <text:p>12641</text:p>
          </table:table-cell>
          <table:table-cell table:formula="of:=PRODUCT([.E65];100)/[.B65]" office:value-type="float" office:value="11.5395499566388" calcext:value-type="float">
            <text:p>11.5395499566</text:p>
          </table:table-cell>
          <table:table-cell office:value-type="float" office:value="14599" calcext:value-type="float">
            <text:p>14599</text:p>
          </table:table-cell>
          <table:table-cell table:formula="of:=PRODUCT([.G65];100)/[.B65]" office:value-type="float" office:value="13.3269432653248" calcext:value-type="float">
            <text:p>13.3269432653</text:p>
          </table:table-cell>
          <table:table-cell/>
        </table:table-row>
        <table:table-row table:style-name="ro1">
          <table:table-cell office:value-type="string" calcext:value-type="string">
            <text:p>Benchmarks/Prolangs-C/agrep/agrep</text:p>
          </table:table-cell>
          <table:table-cell office:value-type="float" office:value="147525" calcext:value-type="float">
            <text:p>147525</text:p>
          </table:table-cell>
          <table:table-cell office:value-type="float" office:value="83128" calcext:value-type="float">
            <text:p>83128</text:p>
          </table:table-cell>
          <table:table-cell table:formula="of:=PRODUCT([.C66];100)/[.B66]" office:value-type="float" office:value="56.3484155227927" calcext:value-type="float">
            <text:p>56.3484155228</text:p>
          </table:table-cell>
          <table:table-cell office:value-type="float" office:value="78233" calcext:value-type="float">
            <text:p>78233</text:p>
          </table:table-cell>
          <table:table-cell table:formula="of:=PRODUCT([.E66];100)/[.B66]" office:value-type="float" office:value="53.0303338417217" calcext:value-type="float">
            <text:p>53.0303338417</text:p>
          </table:table-cell>
          <table:table-cell office:value-type="float" office:value="96076" calcext:value-type="float">
            <text:p>96076</text:p>
          </table:table-cell>
          <table:table-cell table:formula="of:=PRODUCT([.G66];100)/[.B66]" office:value-type="float" office:value="65.125233011354" calcext:value-type="float">
            <text:p>65.1252330114</text:p>
          </table:table-cell>
          <table:table-cell/>
        </table:table-row>
        <table:table-row table:style-name="ro1">
          <table:table-cell office:value-type="string" calcext:value-type="string">
            <text:p>Benchmarks/Trimaran/enc-3des/enc-3des</text:p>
          </table:table-cell>
          <table:table-cell office:value-type="float" office:value="148423" calcext:value-type="float">
            <text:p>148423</text:p>
          </table:table-cell>
          <table:table-cell office:value-type="float" office:value="136535" calcext:value-type="float">
            <text:p>136535</text:p>
          </table:table-cell>
          <table:table-cell table:formula="of:=PRODUCT([.C67];100)/[.B67]" office:value-type="float" office:value="91.9904596996422" calcext:value-type="float">
            <text:p>91.9904596996</text:p>
          </table:table-cell>
          <table:table-cell office:value-type="float" office:value="76607" calcext:value-type="float">
            <text:p>76607</text:p>
          </table:table-cell>
          <table:table-cell table:formula="of:=PRODUCT([.E67];100)/[.B67]" office:value-type="float" office:value="51.6139681855238" calcext:value-type="float">
            <text:p>51.6139681855</text:p>
          </table:table-cell>
          <table:table-cell office:value-type="float" office:value="136874" calcext:value-type="float">
            <text:p>136874</text:p>
          </table:table-cell>
          <table:table-cell table:formula="of:=PRODUCT([.G67];100)/[.B67]" office:value-type="float" office:value="92.2188609582073" calcext:value-type="float">
            <text:p>92.2188609582</text:p>
          </table:table-cell>
          <table:table-cell/>
        </table:table-row>
        <table:table-row table:style-name="ro1">
          <table:table-cell office:value-type="string" calcext:value-type="string">
            <text:p>Benchmarks/mediabench/gsm/toast/toast</text:p>
          </table:table-cell>
          <table:table-cell office:value-type="float" office:value="155642" calcext:value-type="float">
            <text:p>155642</text:p>
          </table:table-cell>
          <table:table-cell office:value-type="float" office:value="123427" calcext:value-type="float">
            <text:p>123427</text:p>
          </table:table-cell>
          <table:table-cell table:formula="of:=PRODUCT([.C68];100)/[.B68]" office:value-type="float" office:value="79.3018593952789" calcext:value-type="float">
            <text:p>79.3018593953</text:p>
          </table:table-cell>
          <table:table-cell office:value-type="float" office:value="108263" calcext:value-type="float">
            <text:p>108263</text:p>
          </table:table-cell>
          <table:table-cell table:formula="of:=PRODUCT([.E68];100)/[.B68]" office:value-type="float" office:value="69.5589879338482" calcext:value-type="float">
            <text:p>69.5589879338</text:p>
          </table:table-cell>
          <table:table-cell office:value-type="float" office:value="126005" calcext:value-type="float">
            <text:p>126005</text:p>
          </table:table-cell>
          <table:table-cell table:formula="of:=PRODUCT([.G68];100)/[.B68]" office:value-type="float" office:value="80.9582246437337" calcext:value-type="float">
            <text:p>80.9582246437</text:p>
          </table:table-cell>
          <table:table-cell/>
        </table:table-row>
        <table:table-row table:style-name="ro1">
          <table:table-cell office:value-type="string" calcext:value-type="string">
            <text:p>Benchmarks/MiBench/telecomm-gsm/telecomm-gsm</text:p>
          </table:table-cell>
          <table:table-cell office:value-type="float" office:value="155642" calcext:value-type="float">
            <text:p>155642</text:p>
          </table:table-cell>
          <table:table-cell office:value-type="float" office:value="123427" calcext:value-type="float">
            <text:p>123427</text:p>
          </table:table-cell>
          <table:table-cell table:formula="of:=PRODUCT([.C69];100)/[.B69]" office:value-type="float" office:value="79.3018593952789" calcext:value-type="float">
            <text:p>79.3018593953</text:p>
          </table:table-cell>
          <table:table-cell office:value-type="float" office:value="108263" calcext:value-type="float">
            <text:p>108263</text:p>
          </table:table-cell>
          <table:table-cell table:formula="of:=PRODUCT([.E69];100)/[.B69]" office:value-type="float" office:value="69.5589879338482" calcext:value-type="float">
            <text:p>69.5589879338</text:p>
          </table:table-cell>
          <table:table-cell office:value-type="float" office:value="126005" calcext:value-type="float">
            <text:p>126005</text:p>
          </table:table-cell>
          <table:table-cell table:formula="of:=PRODUCT([.G69];100)/[.B69]" office:value-type="float" office:value="80.9582246437337" calcext:value-type="float">
            <text:p>80.9582246437</text:p>
          </table:table-cell>
          <table:table-cell/>
        </table:table-row>
        <table:table-row table:style-name="ro1">
          <table:table-cell office:value-type="string" calcext:value-type="string">
            <text:p>Benchmarks/Prolangs-C/archie-client/archie</text:p>
          </table:table-cell>
          <table:table-cell office:value-type="float" office:value="157514" calcext:value-type="float">
            <text:p>157514</text:p>
          </table:table-cell>
          <table:table-cell office:value-type="float" office:value="15073" calcext:value-type="float">
            <text:p>15073</text:p>
          </table:table-cell>
          <table:table-cell table:formula="of:=PRODUCT([.C70];100)/[.B70]" office:value-type="float" office:value="9.56930812499206" calcext:value-type="float">
            <text:p>9.569308125</text:p>
          </table:table-cell>
          <table:table-cell office:value-type="float" office:value="32345" calcext:value-type="float">
            <text:p>32345</text:p>
          </table:table-cell>
          <table:table-cell table:formula="of:=PRODUCT([.E70];100)/[.B70]" office:value-type="float" office:value="20.5346826313851" calcext:value-type="float">
            <text:p>20.5346826314</text:p>
          </table:table-cell>
          <table:table-cell office:value-type="float" office:value="37275" calcext:value-type="float">
            <text:p>37275</text:p>
          </table:table-cell>
          <table:table-cell table:formula="of:=PRODUCT([.G70];100)/[.B70]" office:value-type="float" office:value="23.6645631499422" calcext:value-type="float">
            <text:p>23.6645631499</text:p>
          </table:table-cell>
          <table:table-cell/>
        </table:table-row>
        <table:table-row table:style-name="ro1">
          <table:table-cell office:value-type="string" calcext:value-type="string">
            <text:p>Benchmarks/MiBench/office-ispell/office-ispell</text:p>
          </table:table-cell>
          <table:table-cell office:value-type="float" office:value="193376" calcext:value-type="float">
            <text:p>193376</text:p>
          </table:table-cell>
          <table:table-cell office:value-type="float" office:value="25131" calcext:value-type="float">
            <text:p>25131</text:p>
          </table:table-cell>
          <table:table-cell table:formula="of:=PRODUCT([.C71];100)/[.B71]" office:value-type="float" office:value="12.9959250372332" calcext:value-type="float">
            <text:p>12.9959250372</text:p>
          </table:table-cell>
          <table:table-cell office:value-type="float" office:value="43611" calcext:value-type="float">
            <text:p>43611</text:p>
          </table:table-cell>
          <table:table-cell table:formula="of:=PRODUCT([.E71];100)/[.B71]" office:value-type="float" office:value="22.552436703624" calcext:value-type="float">
            <text:p>22.5524367036</text:p>
          </table:table-cell>
          <table:table-cell office:value-type="float" office:value="57629" calcext:value-type="float">
            <text:p>57629</text:p>
          </table:table-cell>
          <table:table-cell table:formula="of:=PRODUCT([.G71];100)/[.B71]" office:value-type="float" office:value="29.8015265596558" calcext:value-type="float">
            <text:p>29.8015265597</text:p>
          </table:table-cell>
          <table:table-cell/>
        </table:table-row>
        <table:table-row table:style-name="ro1">
          <table:table-cell office:value-type="string" calcext:value-type="string">
            <text:p>Benchmarks/PAQ8p/paq8p</text:p>
          </table:table-cell>
          <table:table-cell office:value-type="float" office:value="202118" calcext:value-type="float">
            <text:p>202118</text:p>
          </table:table-cell>
          <table:table-cell office:value-type="float" office:value="63336" calcext:value-type="float">
            <text:p>63336</text:p>
          </table:table-cell>
          <table:table-cell table:formula="of:=PRODUCT([.C72];100)/[.B72]" office:value-type="float" office:value="31.3361501697028" calcext:value-type="float">
            <text:p>31.3361501697</text:p>
          </table:table-cell>
          <table:table-cell office:value-type="float" office:value="61774" calcext:value-type="float">
            <text:p>61774</text:p>
          </table:table-cell>
          <table:table-cell table:formula="of:=PRODUCT([.E72];100)/[.B72]" office:value-type="float" office:value="30.5633342898703" calcext:value-type="float">
            <text:p>30.5633342899</text:p>
          </table:table-cell>
          <table:table-cell office:value-type="float" office:value="78880" calcext:value-type="float">
            <text:p>78880</text:p>
          </table:table-cell>
          <table:table-cell table:formula="of:=PRODUCT([.G72];100)/[.B72]" office:value-type="float" office:value="39.0267071710585" calcext:value-type="float">
            <text:p>39.0267071711</text:p>
          </table:table-cell>
          <table:table-cell/>
        </table:table-row>
        <table:table-row table:style-name="ro1">
          <table:table-cell office:value-type="string" calcext:value-type="string">
            <text:p>Applications/SIBsim4/SIBsim4</text:p>
          </table:table-cell>
          <table:table-cell office:value-type="float" office:value="227768" calcext:value-type="float">
            <text:p>227768</text:p>
          </table:table-cell>
          <table:table-cell office:value-type="float" office:value="70704" calcext:value-type="float">
            <text:p>70704</text:p>
          </table:table-cell>
          <table:table-cell table:formula="of:=PRODUCT([.C73];100)/[.B73]" office:value-type="float" office:value="31.0421130272909" calcext:value-type="float">
            <text:p>31.0421130273</text:p>
          </table:table-cell>
          <table:table-cell office:value-type="float" office:value="28415" calcext:value-type="float">
            <text:p>28415</text:p>
          </table:table-cell>
          <table:table-cell table:formula="of:=PRODUCT([.E73];100)/[.B73]" office:value-type="float" office:value="12.4754135787292" calcext:value-type="float">
            <text:p>12.4754135787</text:p>
          </table:table-cell>
          <table:table-cell office:value-type="float" office:value="77514" calcext:value-type="float">
            <text:p>77514</text:p>
          </table:table-cell>
          <table:table-cell table:formula="of:=PRODUCT([.G73];100)/[.B73]" office:value-type="float" office:value="34.031997471111" calcext:value-type="float">
            <text:p>34.0319974711</text:p>
          </table:table-cell>
          <table:table-cell/>
        </table:table-row>
        <table:table-row table:style-name="ro1">
          <table:table-cell office:value-type="string" calcext:value-type="string">
            <text:p>Applications/treecc/treecc</text:p>
          </table:table-cell>
          <table:table-cell office:value-type="float" office:value="276247" calcext:value-type="float">
            <text:p>276247</text:p>
          </table:table-cell>
          <table:table-cell office:value-type="float" office:value="54592" calcext:value-type="float">
            <text:p>54592</text:p>
          </table:table-cell>
          <table:table-cell table:formula="of:=PRODUCT([.C74];100)/[.B74]" office:value-type="float" office:value="19.7620245649727" calcext:value-type="float">
            <text:p>19.762024565</text:p>
          </table:table-cell>
          <table:table-cell office:value-type="float" office:value="48857" calcext:value-type="float">
            <text:p>48857</text:p>
          </table:table-cell>
          <table:table-cell table:formula="of:=PRODUCT([.E74];100)/[.B74]" office:value-type="float" office:value="17.6859839201874" calcext:value-type="float">
            <text:p>17.6859839202</text:p>
          </table:table-cell>
          <table:table-cell office:value-type="float" office:value="88771" calcext:value-type="float">
            <text:p>88771</text:p>
          </table:table-cell>
          <table:table-cell table:formula="of:=PRODUCT([.G74];100)/[.B74]" office:value-type="float" office:value="32.1346476160827" calcext:value-type="float">
            <text:p>32.1346476161</text:p>
          </table:table-cell>
          <table:table-cell/>
        </table:table-row>
        <table:table-row table:style-name="ro1">
          <table:table-cell office:value-type="string" calcext:value-type="string">
            <text:p>Applications/lambda-0.1.3/lambda</text:p>
          </table:table-cell>
          <table:table-cell office:value-type="float" office:value="279730" calcext:value-type="float">
            <text:p>279730</text:p>
          </table:table-cell>
          <table:table-cell office:value-type="float" office:value="31546" calcext:value-type="float">
            <text:p>31546</text:p>
          </table:table-cell>
          <table:table-cell table:formula="of:=PRODUCT([.C75];100)/[.B75]" office:value-type="float" office:value="11.2773031137168" calcext:value-type="float">
            <text:p>11.2773031137</text:p>
          </table:table-cell>
          <table:table-cell office:value-type="float" office:value="19797" calcext:value-type="float">
            <text:p>19797</text:p>
          </table:table-cell>
          <table:table-cell table:formula="of:=PRODUCT([.E75];100)/[.B75]" office:value-type="float" office:value="7.07718156794051" calcext:value-type="float">
            <text:p>7.0771815679</text:p>
          </table:table-cell>
          <table:table-cell office:value-type="float" office:value="44316" calcext:value-type="float">
            <text:p>44316</text:p>
          </table:table-cell>
          <table:table-cell table:formula="of:=PRODUCT([.G75];100)/[.B75]" office:value-type="float" office:value="15.8424194759232" calcext:value-type="float">
            <text:p>15.8424194759</text:p>
          </table:table-cell>
          <table:table-cell/>
        </table:table-row>
        <table:table-row table:style-name="ro1">
          <table:table-cell office:value-type="string" calcext:value-type="string">
            <text:p>Benchmarks/Prolangs-C/cdecl/cdecl</text:p>
          </table:table-cell>
          <table:table-cell office:value-type="float" office:value="301764" calcext:value-type="float">
            <text:p>301764</text:p>
          </table:table-cell>
          <table:table-cell office:value-type="float" office:value="52793" calcext:value-type="float">
            <text:p>52793</text:p>
          </table:table-cell>
          <table:table-cell table:formula="of:=PRODUCT([.C76];100)/[.B76]" office:value-type="float" office:value="17.494797258785" calcext:value-type="float">
            <text:p>17.4947972588</text:p>
          </table:table-cell>
          <table:table-cell office:value-type="float" office:value="73347" calcext:value-type="float">
            <text:p>73347</text:p>
          </table:table-cell>
          <table:table-cell table:formula="of:=PRODUCT([.E76];100)/[.B76]" office:value-type="float" office:value="24.3060802481409" calcext:value-type="float">
            <text:p>24.3060802481</text:p>
          </table:table-cell>
          <table:table-cell office:value-type="float" office:value="83509" calcext:value-type="float">
            <text:p>83509</text:p>
          </table:table-cell>
          <table:table-cell table:formula="of:=PRODUCT([.G76];100)/[.B76]" office:value-type="float" office:value="27.6736124918811" calcext:value-type="float">
            <text:p>27.6736124919</text:p>
          </table:table-cell>
          <table:table-cell/>
        </table:table-row>
        <table:table-row table:style-name="ro1">
          <table:table-cell office:value-type="string" calcext:value-type="string">
            <text:p>Applications/Burg/burg</text:p>
          </table:table-cell>
          <table:table-cell office:value-type="float" office:value="333341" calcext:value-type="float">
            <text:p>333341</text:p>
          </table:table-cell>
          <table:table-cell office:value-type="float" office:value="42452" calcext:value-type="float">
            <text:p>42452</text:p>
          </table:table-cell>
          <table:table-cell table:formula="of:=PRODUCT([.C77];100)/[.B77]" office:value-type="float" office:value="12.735307087937" calcext:value-type="float">
            <text:p>12.7353070879</text:p>
          </table:table-cell>
          <table:table-cell office:value-type="float" office:value="44177" calcext:value-type="float">
            <text:p>44177</text:p>
          </table:table-cell>
          <table:table-cell table:formula="of:=PRODUCT([.E77];100)/[.B77]" office:value-type="float" office:value="13.2527951857107" calcext:value-type="float">
            <text:p>13.2527951857</text:p>
          </table:table-cell>
          <table:table-cell office:value-type="float" office:value="75433" calcext:value-type="float">
            <text:p>75433</text:p>
          </table:table-cell>
          <table:table-cell table:formula="of:=PRODUCT([.G77];100)/[.B77]" office:value-type="float" office:value="22.6293795242709" calcext:value-type="float">
            <text:p>22.6293795243</text:p>
          </table:table-cell>
          <table:table-cell/>
        </table:table-row>
        <table:table-row table:style-name="ro1">
          <table:table-cell office:value-type="string" calcext:value-type="string">
            <text:p>Applications/obsequi/Obsequi</text:p>
          </table:table-cell>
          <table:table-cell office:value-type="float" office:value="347219" calcext:value-type="float">
            <text:p>347219</text:p>
          </table:table-cell>
          <table:table-cell office:value-type="float" office:value="130167" calcext:value-type="float">
            <text:p>130167</text:p>
          </table:table-cell>
          <table:table-cell table:formula="of:=PRODUCT([.C78];100)/[.B78]" office:value-type="float" office:value="37.4884438927593" calcext:value-type="float">
            <text:p>37.4884438928</text:p>
          </table:table-cell>
          <table:table-cell office:value-type="float" office:value="164182" calcext:value-type="float">
            <text:p>164182</text:p>
          </table:table-cell>
          <table:table-cell table:formula="of:=PRODUCT([.E78];100)/[.B78]" office:value-type="float" office:value="47.2848548034526" calcext:value-type="float">
            <text:p>47.2848548035</text:p>
          </table:table-cell>
          <table:table-cell office:value-type="float" office:value="173324" calcext:value-type="float">
            <text:p>173324</text:p>
          </table:table-cell>
          <table:table-cell table:formula="of:=PRODUCT([.G78];100)/[.B78]" office:value-type="float" office:value="49.9177752369542" calcext:value-type="float">
            <text:p>49.917775237</text:p>
          </table:table-cell>
          <table:table-cell/>
        </table:table-row>
        <table:table-row table:style-name="ro1">
          <table:table-cell office:value-type="string" calcext:value-type="string">
            <text:p>Applications/siod/siod</text:p>
          </table:table-cell>
          <table:table-cell office:value-type="float" office:value="394731" calcext:value-type="float">
            <text:p>394731</text:p>
          </table:table-cell>
          <table:table-cell office:value-type="float" office:value="23064" calcext:value-type="float">
            <text:p>23064</text:p>
          </table:table-cell>
          <table:table-cell table:formula="of:=PRODUCT([.C79];100)/[.B79]" office:value-type="float" office:value="5.84296647590384" calcext:value-type="float">
            <text:p>5.8429664759</text:p>
          </table:table-cell>
          <table:table-cell office:value-type="float" office:value="102035" calcext:value-type="float">
            <text:p>102035</text:p>
          </table:table-cell>
          <table:table-cell table:formula="of:=PRODUCT([.E79];100)/[.B79]" office:value-type="float" office:value="25.8492492355554" calcext:value-type="float">
            <text:p>25.8492492356</text:p>
          </table:table-cell>
          <table:table-cell office:value-type="float" office:value="106557" calcext:value-type="float">
            <text:p>106557</text:p>
          </table:table-cell>
          <table:table-cell table:formula="of:=PRODUCT([.G79];100)/[.B79]" office:value-type="float" office:value="26.9948395236249" calcext:value-type="float">
            <text:p>26.9948395236</text:p>
          </table:table-cell>
          <table:table-cell/>
        </table:table-row>
        <table:table-row table:style-name="ro1">
          <table:table-cell office:value-type="string" calcext:value-type="string">
            <text:p>Applications/lua/lua</text:p>
          </table:table-cell>
          <table:table-cell office:value-type="float" office:value="444500" calcext:value-type="float">
            <text:p>444500</text:p>
          </table:table-cell>
          <table:table-cell office:value-type="float" office:value="115012" calcext:value-type="float">
            <text:p>115012</text:p>
          </table:table-cell>
          <table:table-cell table:formula="of:=PRODUCT([.C80];100)/[.B80]" office:value-type="float" office:value="25.8744656917885" calcext:value-type="float">
            <text:p>25.8744656918</text:p>
          </table:table-cell>
          <table:table-cell office:value-type="float" office:value="37962" calcext:value-type="float">
            <text:p>37962</text:p>
          </table:table-cell>
          <table:table-cell table:formula="of:=PRODUCT([.E80];100)/[.B80]" office:value-type="float" office:value="8.54038245219348" calcext:value-type="float">
            <text:p>8.5403824522</text:p>
          </table:table-cell>
          <table:table-cell office:value-type="float" office:value="125001" calcext:value-type="float">
            <text:p>125001</text:p>
          </table:table-cell>
          <table:table-cell table:formula="of:=PRODUCT([.G80];100)/[.B80]" office:value-type="float" office:value="28.1217097862767" calcext:value-type="float">
            <text:p>28.1217097863</text:p>
          </table:table-cell>
          <table:table-cell/>
        </table:table-row>
        <table:table-row table:style-name="ro1">
          <table:table-cell office:value-type="string" calcext:value-type="string">
            <text:p>Applications/hbd/hbd</text:p>
          </table:table-cell>
          <table:table-cell office:value-type="float" office:value="447866" calcext:value-type="float">
            <text:p>447866</text:p>
          </table:table-cell>
          <table:table-cell office:value-type="float" office:value="108669" calcext:value-type="float">
            <text:p>108669</text:p>
          </table:table-cell>
          <table:table-cell table:formula="of:=PRODUCT([.C81];100)/[.B81]" office:value-type="float" office:value="24.2637306694413" calcext:value-type="float">
            <text:p>24.2637306694</text:p>
          </table:table-cell>
          <table:table-cell office:value-type="float" office:value="85864" calcext:value-type="float">
            <text:p>85864</text:p>
          </table:table-cell>
          <table:table-cell table:formula="of:=PRODUCT([.E81];100)/[.B81]" office:value-type="float" office:value="19.1718058526434" calcext:value-type="float">
            <text:p>19.1718058526</text:p>
          </table:table-cell>
          <table:table-cell office:value-type="float" office:value="151214" calcext:value-type="float">
            <text:p>151214</text:p>
          </table:table-cell>
          <table:table-cell table:formula="of:=PRODUCT([.G81];100)/[.B81]" office:value-type="float" office:value="33.7632238214109" calcext:value-type="float">
            <text:p>33.7632238214</text:p>
          </table:table-cell>
          <table:table-cell/>
        </table:table-row>
        <table:table-row table:style-name="ro1">
          <table:table-cell office:value-type="string" calcext:value-type="string">
            <text:p>Benchmarks/MiBench/security-rijndael/security-rijndael</text:p>
          </table:table-cell>
          <table:table-cell office:value-type="float" office:value="452291" calcext:value-type="float">
            <text:p>452291</text:p>
          </table:table-cell>
          <table:table-cell office:value-type="float" office:value="186312" calcext:value-type="float">
            <text:p>186312</text:p>
          </table:table-cell>
          <table:table-cell table:formula="of:=PRODUCT([.C82];100)/[.B82]" office:value-type="float" office:value="41.1929487873957" calcext:value-type="float">
            <text:p>41.1929487874</text:p>
          </table:table-cell>
          <table:table-cell office:value-type="float" office:value="270579" calcext:value-type="float">
            <text:p>270579</text:p>
          </table:table-cell>
          <table:table-cell table:formula="of:=PRODUCT([.E82];100)/[.B82]" office:value-type="float" office:value="59.8240955491045" calcext:value-type="float">
            <text:p>59.8240955491</text:p>
          </table:table-cell>
          <table:table-cell office:value-type="float" office:value="330364" calcext:value-type="float">
            <text:p>330364</text:p>
          </table:table-cell>
          <table:table-cell table:formula="of:=PRODUCT([.G82];100)/[.B82]" office:value-type="float" office:value="73.0423554746833" calcext:value-type="float">
            <text:p>73.0423554747</text:p>
          </table:table-cell>
          <table:table-cell/>
        </table:table-row>
        <table:table-row table:style-name="ro1">
          <table:table-cell office:value-type="string" calcext:value-type="string">
            <text:p>Benchmarks/Prolangs-C/football/football</text:p>
          </table:table-cell>
          <table:table-cell office:value-type="float" office:value="495214" calcext:value-type="float">
            <text:p>495214</text:p>
          </table:table-cell>
          <table:table-cell office:value-type="float" office:value="255082" calcext:value-type="float">
            <text:p>255082</text:p>
          </table:table-cell>
          <table:table-cell table:formula="of:=PRODUCT([.C83];100)/[.B83]" office:value-type="float" office:value="51.5094484404722" calcext:value-type="float">
            <text:p>51.5094484405</text:p>
          </table:table-cell>
          <table:table-cell office:value-type="float" office:value="293324" calcext:value-type="float">
            <text:p>293324</text:p>
          </table:table-cell>
          <table:table-cell table:formula="of:=PRODUCT([.E83];100)/[.B83]" office:value-type="float" office:value="59.2317664686378" calcext:value-type="float">
            <text:p>59.2317664686</text:p>
          </table:table-cell>
          <table:table-cell office:value-type="float" office:value="315920" calcext:value-type="float">
            <text:p>315920</text:p>
          </table:table-cell>
          <table:table-cell table:formula="of:=PRODUCT([.G83];100)/[.B83]" office:value-type="float" office:value="63.7946423162512" calcext:value-type="float">
            <text:p>63.7946423163</text:p>
          </table:table-cell>
          <table:table-cell/>
        </table:table-row>
        <table:table-row table:style-name="ro1">
          <table:table-cell office:value-type="string" calcext:value-type="string">
            <text:p>Applications/lemon/lemon</text:p>
          </table:table-cell>
          <table:table-cell office:value-type="float" office:value="524163" calcext:value-type="float">
            <text:p>524163</text:p>
          </table:table-cell>
          <table:table-cell office:value-type="float" office:value="167564" calcext:value-type="float">
            <text:p>167564</text:p>
          </table:table-cell>
          <table:table-cell table:formula="of:=PRODUCT([.C84];100)/[.B84]" office:value-type="float" office:value="31.9679183765355" calcext:value-type="float">
            <text:p>31.9679183765</text:p>
          </table:table-cell>
          <table:table-cell office:value-type="float" office:value="105280" calcext:value-type="float">
            <text:p>105280</text:p>
          </table:table-cell>
          <table:table-cell table:formula="of:=PRODUCT([.E84];100)/[.B84]" office:value-type="float" office:value="20.0853551280804" calcext:value-type="float">
            <text:p>20.0853551281</text:p>
          </table:table-cell>
          <table:table-cell office:value-type="float" office:value="209190" calcext:value-type="float">
            <text:p>209190</text:p>
          </table:table-cell>
          <table:table-cell table:formula="of:=PRODUCT([.G84];100)/[.B84]" office:value-type="float" office:value="39.9093411782213" calcext:value-type="float">
            <text:p>39.9093411782</text:p>
          </table:table-cell>
          <table:table-cell/>
        </table:table-row>
        <table:table-row table:style-name="ro1">
          <table:table-cell office:value-type="string" calcext:value-type="string">
            <text:p>Benchmarks/MiBench/consumer-jpeg/consumer-jpeg</text:p>
          </table:table-cell>
          <table:table-cell office:value-type="float" office:value="533116" calcext:value-type="float">
            <text:p>533116</text:p>
          </table:table-cell>
          <table:table-cell office:value-type="float" office:value="145891" calcext:value-type="float">
            <text:p>145891</text:p>
          </table:table-cell>
          <table:table-cell table:formula="of:=PRODUCT([.C85];100)/[.B85]" office:value-type="float" office:value="27.3657140284666" calcext:value-type="float">
            <text:p>27.3657140285</text:p>
          </table:table-cell>
          <table:table-cell office:value-type="float" office:value="79915" calcext:value-type="float">
            <text:p>79915</text:p>
          </table:table-cell>
          <table:table-cell table:formula="of:=PRODUCT([.E85];100)/[.B85]" office:value-type="float" office:value="14.9901709946803" calcext:value-type="float">
            <text:p>14.9901709947</text:p>
          </table:table-cell>
          <table:table-cell office:value-type="float" office:value="161908" calcext:value-type="float">
            <text:p>161908</text:p>
          </table:table-cell>
          <table:table-cell table:formula="of:=PRODUCT([.G85];100)/[.B85]" office:value-type="float" office:value="30.3701258262742" calcext:value-type="float">
            <text:p>30.3701258263</text:p>
          </table:table-cell>
          <table:table-cell/>
        </table:table-row>
        <table:table-row table:style-name="ro1">
          <table:table-cell table:style-name="ce1" office:value-type="string" calcext:value-type="string">
            <text:p>Benchmarks/MallocBench/gs/gs</text:p>
          </table:table-cell>
          <table:table-cell office:value-type="float" office:value="607716" calcext:value-type="float">
            <text:p>607716</text:p>
          </table:table-cell>
          <table:table-cell office:value-type="float" office:value="112653" calcext:value-type="float">
            <text:p>112653</text:p>
          </table:table-cell>
          <table:table-cell table:style-name="ce9" table:formula="of:=PRODUCT([.C86];100)/[.B86]" office:value-type="float" office:value="18.5371127302885" calcext:value-type="float">
            <text:p>18.5371127303</text:p>
          </table:table-cell>
          <table:table-cell office:value-type="float" office:value="249759" calcext:value-type="float">
            <text:p>249759</text:p>
          </table:table-cell>
          <table:table-cell table:style-name="ce14" table:formula="of:=PRODUCT([.E86];100)/[.B86]" office:value-type="float" office:value="41.0979799774895" calcext:value-type="float">
            <text:p>41.0979799775</text:p>
          </table:table-cell>
          <table:table-cell office:value-type="float" office:value="284659" calcext:value-type="float">
            <text:p>284659</text:p>
          </table:table-cell>
          <table:table-cell table:style-name="ce16" table:formula="of:=PRODUCT([.G86];100)/[.B86]" office:value-type="float" office:value="46.8407940551179" calcext:value-type="float">
            <text:p>46.8407940551</text:p>
          </table:table-cell>
          <table:table-cell/>
        </table:table-row>
        <table:table-row table:style-name="ro1">
          <table:table-cell office:value-type="string" calcext:value-type="string">
            <text:p>Benchmarks/mediabench/jpeg/jpeg-6a/cjpeg</text:p>
          </table:table-cell>
          <table:table-cell office:value-type="float" office:value="635644" calcext:value-type="float">
            <text:p>635644</text:p>
          </table:table-cell>
          <table:table-cell office:value-type="float" office:value="239910" calcext:value-type="float">
            <text:p>239910</text:p>
          </table:table-cell>
          <table:table-cell table:formula="of:=PRODUCT([.C87];100)/[.B87]" office:value-type="float" office:value="37.7428245999333" calcext:value-type="float">
            <text:p>37.7428245999</text:p>
          </table:table-cell>
          <table:table-cell office:value-type="float" office:value="95773" calcext:value-type="float">
            <text:p>95773</text:p>
          </table:table-cell>
          <table:table-cell table:formula="of:=PRODUCT([.E87];100)/[.B87]" office:value-type="float" office:value="15.0670815739628" calcext:value-type="float">
            <text:p>15.067081574</text:p>
          </table:table-cell>
          <table:table-cell office:value-type="float" office:value="258011" calcext:value-type="float">
            <text:p>258011</text:p>
          </table:table-cell>
          <table:table-cell table:formula="of:=PRODUCT([.G87];100)/[.B87]" office:value-type="float" office:value="40.5904877572981" calcext:value-type="float">
            <text:p>40.5904877573</text:p>
          </table:table-cell>
          <table:table-cell/>
        </table:table-row>
        <table:table-row table:style-name="ro1">
          <table:table-cell office:value-type="string" calcext:value-type="string">
            <text:p>Applications/oggenc/oggenc</text:p>
          </table:table-cell>
          <table:table-cell office:value-type="float" office:value="680390" calcext:value-type="float">
            <text:p>680390</text:p>
          </table:table-cell>
          <table:table-cell office:value-type="float" office:value="241917" calcext:value-type="float">
            <text:p>241917</text:p>
          </table:table-cell>
          <table:table-cell table:formula="of:=PRODUCT([.C88];100)/[.B88]" office:value-type="float" office:value="35.5556372080718" calcext:value-type="float">
            <text:p>35.5556372081</text:p>
          </table:table-cell>
          <table:table-cell office:value-type="float" office:value="159210" calcext:value-type="float">
            <text:p>159210</text:p>
          </table:table-cell>
          <table:table-cell table:formula="of:=PRODUCT([.E88];100)/[.B88]" office:value-type="float" office:value="23.3998148120931" calcext:value-type="float">
            <text:p>23.3998148121</text:p>
          </table:table-cell>
          <table:table-cell office:value-type="float" office:value="282706" calcext:value-type="float">
            <text:p>282706</text:p>
          </table:table-cell>
          <table:table-cell table:formula="of:=PRODUCT([.G88];100)/[.B88]" office:value-type="float" office:value="41.5505812842634" calcext:value-type="float">
            <text:p>41.5505812843</text:p>
          </table:table-cell>
          <table:table-cell/>
        </table:table-row>
        <table:table-row table:style-name="ro1">
          <table:table-cell table:style-name="ce2" office:value-type="string" calcext:value-type="string">
            <text:p>Benchmarks/MallocBench/espresso/espresso</text:p>
          </table:table-cell>
          <table:table-cell table:style-name="ce3" office:value-type="float" office:value="779874" calcext:value-type="float">
            <text:p>779874</text:p>
          </table:table-cell>
          <table:table-cell office:value-type="float" office:value="106148" calcext:value-type="float">
            <text:p>106148</text:p>
          </table:table-cell>
          <table:table-cell table:style-name="ce7" table:formula="of:=PRODUCT([.C89];100)/[.B89]" office:value-type="float" office:value="13.6109166352513" calcext:value-type="float">
            <text:p>13.6109166353</text:p>
          </table:table-cell>
          <table:table-cell table:style-name="ce3" office:value-type="float" office:value="100082" calcext:value-type="float">
            <text:p>100082</text:p>
          </table:table-cell>
          <table:table-cell table:style-name="ce12" table:formula="of:=PRODUCT([.E89];100)/[.B89]" office:value-type="float" office:value="12.8330986800432" calcext:value-type="float">
            <text:p>12.83309868</text:p>
          </table:table-cell>
          <table:table-cell office:value-type="float" office:value="166255" calcext:value-type="float">
            <text:p>166255</text:p>
          </table:table-cell>
          <table:table-cell table:style-name="ce17" table:formula="of:=PRODUCT([.G89];100)/[.B89]" office:value-type="float" office:value="21.3181872969223" calcext:value-type="float">
            <text:p>21.3181872969</text:p>
          </table:table-cell>
          <table:table-cell/>
        </table:table-row>
        <table:table-row table:style-name="ro1">
          <table:table-cell office:value-type="string" calcext:value-type="string">
            <text:p>Benchmarks/MiBench/consumer-lame/consumer-lame</text:p>
          </table:table-cell>
          <table:table-cell office:value-type="float" office:value="989268" calcext:value-type="float">
            <text:p>989268</text:p>
          </table:table-cell>
          <table:table-cell office:value-type="float" office:value="536944" calcext:value-type="float">
            <text:p>536944</text:p>
          </table:table-cell>
          <table:table-cell table:formula="of:=PRODUCT([.C90];100)/[.B90]" office:value-type="float" office:value="54.2768996874457" calcext:value-type="float">
            <text:p>54.2768996874</text:p>
          </table:table-cell>
          <table:table-cell office:value-type="float" office:value="394799" calcext:value-type="float">
            <text:p>394799</text:p>
          </table:table-cell>
          <table:table-cell table:formula="of:=PRODUCT([.E90];100)/[.B90]" office:value-type="float" office:value="39.9081947460142" calcext:value-type="float">
            <text:p>39.908194746</text:p>
          </table:table-cell>
          <table:table-cell office:value-type="float" office:value="642817" calcext:value-type="float">
            <text:p>642817</text:p>
          </table:table-cell>
          <table:table-cell table:formula="of:=PRODUCT([.G90];100)/[.B90]" office:value-type="float" office:value="64.9790552206278" calcext:value-type="float">
            <text:p>64.9790552206</text:p>
          </table:table-cell>
          <table:table-cell/>
        </table:table-row>
        <table:table-row table:style-name="ro1">
          <table:table-cell office:value-type="string" calcext:value-type="string">
            <text:p>Applications/SPASS/SPASS</text:p>
          </table:table-cell>
          <table:table-cell office:value-type="float" office:value="1145593" calcext:value-type="float">
            <text:p>1145593</text:p>
          </table:table-cell>
          <table:table-cell office:value-type="float" office:value="362095" calcext:value-type="float">
            <text:p>362095</text:p>
          </table:table-cell>
          <table:table-cell table:formula="of:=PRODUCT([.C91];100)/[.B91]" office:value-type="float" office:value="31.607647742261" calcext:value-type="float">
            <text:p>31.6076477423</text:p>
          </table:table-cell>
          <table:table-cell office:value-type="float" office:value="174721" calcext:value-type="float">
            <text:p>174721</text:p>
          </table:table-cell>
          <table:table-cell table:formula="of:=PRODUCT([.E91];100)/[.B91]" office:value-type="float" office:value="15.251577130796" calcext:value-type="float">
            <text:p>15.2515771308</text:p>
          </table:table-cell>
          <table:table-cell office:value-type="float" office:value="427543" calcext:value-type="float">
            <text:p>427543</text:p>
          </table:table-cell>
          <table:table-cell table:formula="of:=PRODUCT([.G91];100)/[.B91]" office:value-type="float" office:value="37.3206714775666" calcext:value-type="float">
            <text:p>37.3206714776</text:p>
          </table:table-cell>
          <table:table-cell/>
        </table:table-row>
        <table:table-row table:style-name="ro1">
          <table:table-cell office:value-type="string" calcext:value-type="string">
            <text:p>Applications/d/make_dparser</text:p>
          </table:table-cell>
          <table:table-cell office:value-type="float" office:value="1379458" calcext:value-type="float">
            <text:p>1379458</text:p>
          </table:table-cell>
          <table:table-cell office:value-type="float" office:value="353742" calcext:value-type="float">
            <text:p>353742</text:p>
          </table:table-cell>
          <table:table-cell table:formula="of:=PRODUCT([.C92];100)/[.B92]" office:value-type="float" office:value="25.6435498579877" calcext:value-type="float">
            <text:p>25.643549858</text:p>
          </table:table-cell>
          <table:table-cell office:value-type="float" office:value="114771" calcext:value-type="float">
            <text:p>114771</text:p>
          </table:table-cell>
          <table:table-cell table:formula="of:=PRODUCT([.E92];100)/[.B92]" office:value-type="float" office:value="8.32000684326743" calcext:value-type="float">
            <text:p>8.3200068433</text:p>
          </table:table-cell>
          <table:table-cell office:value-type="float" office:value="395873" calcext:value-type="float">
            <text:p>395873</text:p>
          </table:table-cell>
          <table:table-cell table:formula="of:=PRODUCT([.G92];100)/[.B92]" office:value-type="float" office:value="28.6977204090302" calcext:value-type="float">
            <text:p>28.697720409</text:p>
          </table:table-cell>
          <table:table-cell/>
        </table:table-row>
        <table:table-row table:style-name="ro1">
          <table:table-cell office:value-type="string" calcext:value-type="string">
            <text:p>Benchmarks/mafft/pairlocalalign</text:p>
          </table:table-cell>
          <table:table-cell office:value-type="float" office:value="2622405" calcext:value-type="float">
            <text:p>2622405</text:p>
          </table:table-cell>
          <table:table-cell office:value-type="float" office:value="607613" calcext:value-type="float">
            <text:p>607613</text:p>
          </table:table-cell>
          <table:table-cell table:formula="of:=PRODUCT([.C93];100)/[.B93]" office:value-type="float" office:value="23.1700671711654" calcext:value-type="float">
            <text:p>23.1700671712</text:p>
          </table:table-cell>
          <table:table-cell office:value-type="float" office:value="482342" calcext:value-type="float">
            <text:p>482342</text:p>
          </table:table-cell>
          <table:table-cell table:formula="of:=PRODUCT([.E93];100)/[.B93]" office:value-type="float" office:value="18.3931162425331" calcext:value-type="float">
            <text:p>18.3931162425</text:p>
          </table:table-cell>
          <table:table-cell office:value-type="float" office:value="721187" calcext:value-type="float">
            <text:p>721187</text:p>
          </table:table-cell>
          <table:table-cell table:formula="of:=PRODUCT([.G93];100)/[.B93]" office:value-type="float" office:value="27.5009771564652" calcext:value-type="float">
            <text:p>27.5009771565</text:p>
          </table:table-cell>
          <table:table-cell/>
        </table:table-row>
        <table:table-row table:style-name="ro1">
          <table:table-cell office:value-type="string" calcext:value-type="string">
            <text:p>Applications/sqlite3/sqlite3</text:p>
          </table:table-cell>
          <table:table-cell office:value-type="float" office:value="4721799" calcext:value-type="float">
            <text:p>4721799</text:p>
          </table:table-cell>
          <table:table-cell office:value-type="float" office:value="1324644" calcext:value-type="float">
            <text:p>1324644</text:p>
          </table:table-cell>
          <table:table-cell table:formula="of:=PRODUCT([.C94];100)/[.B94]" office:value-type="float" office:value="28.0537989863609" calcext:value-type="float">
            <text:p>28.0537989864</text:p>
          </table:table-cell>
          <table:table-cell office:value-type="float" office:value="1311185" calcext:value-type="float">
            <text:p>1311185</text:p>
          </table:table-cell>
          <table:table-cell table:formula="of:=PRODUCT([.E94];100)/[.B94]" office:value-type="float" office:value="27.7687593224532" calcext:value-type="float">
            <text:p>27.7687593225</text:p>
          </table:table-cell>
          <table:table-cell office:value-type="float" office:value="1863000" calcext:value-type="float">
            <text:p>1863000</text:p>
          </table:table-cell>
          <table:table-cell table:formula="of:=PRODUCT([.G94];100)/[.B94]" office:value-type="float" office:value="39.4553008291967" calcext:value-type="float">
            <text:p>39.4553008292</text:p>
          </table:table-cell>
          <table:table-cell/>
        </table:table-row>
        <table:table-row table:style-name="ro1">
          <table:table-cell office:value-type="string" calcext:value-type="string">
            <text:p>Benchmarks/Prolangs-C/TimberWolfMC/timberwolfmc</text:p>
          </table:table-cell>
          <table:table-cell office:value-type="float" office:value="4771961" calcext:value-type="float">
            <text:p>4771961</text:p>
          </table:table-cell>
          <table:table-cell office:value-type="float" office:value="368196" calcext:value-type="float">
            <text:p>368196</text:p>
          </table:table-cell>
          <table:table-cell table:formula="of:=PRODUCT([.C95];100)/[.B95]" office:value-type="float" office:value="7.71582165067988" calcext:value-type="float">
            <text:p>7.7158216507</text:p>
          </table:table-cell>
          <table:table-cell office:value-type="float" office:value="625198" calcext:value-type="float">
            <text:p>625198</text:p>
          </table:table-cell>
          <table:table-cell table:formula="of:=PRODUCT([.E95];100)/[.B95]" office:value-type="float" office:value="13.101490142103" calcext:value-type="float">
            <text:p>13.1014901421</text:p>
          </table:table-cell>
          <table:table-cell office:value-type="float" office:value="710861" calcext:value-type="float">
            <text:p>710861</text:p>
          </table:table-cell>
          <table:table-cell table:formula="of:=PRODUCT([.G95];100)/[.B95]" office:value-type="float" office:value="14.8966221643471" calcext:value-type="float">
            <text:p>14.8966221643</text:p>
          </table:table-cell>
          <table:table-cell/>
        </table:table-row>
        <table:table-row table:style-name="ro1">
          <table:table-cell office:value-type="string" calcext:value-type="string">
            <text:p>Benchmarks/Bullet/bullet</text:p>
          </table:table-cell>
          <table:table-cell office:value-type="float" office:value="5580864" calcext:value-type="float">
            <text:p>5580864</text:p>
          </table:table-cell>
          <table:table-cell office:value-type="float" office:value="2992523" calcext:value-type="float">
            <text:p>2992523</text:p>
          </table:table-cell>
          <table:table-cell table:formula="of:=PRODUCT([.C96];100)/[.B96]" office:value-type="float" office:value="53.6211418160342" calcext:value-type="float">
            <text:p>53.621141816</text:p>
          </table:table-cell>
          <table:table-cell office:value-type="float" office:value="2690741" calcext:value-type="float">
            <text:p>2690741</text:p>
          </table:table-cell>
          <table:table-cell table:formula="of:=PRODUCT([.E96];100)/[.B96]" office:value-type="float" office:value="48.2136995275284" calcext:value-type="float">
            <text:p>48.2136995275</text:p>
          </table:table-cell>
          <table:table-cell office:value-type="float" office:value="3366053" calcext:value-type="float">
            <text:p>3366053</text:p>
          </table:table-cell>
          <table:table-cell table:formula="of:=PRODUCT([.G96];100)/[.B96]" office:value-type="float" office:value="60.3141914943636" calcext:value-type="float">
            <text:p>60.3141914944</text:p>
          </table:table-cell>
          <table:table-cell/>
        </table:table-row>
        <table:table-row table:style-name="ro1">
          <table:table-cell office:value-type="string" calcext:value-type="string">
            <text:p>Applications/ClamAV/clamscan</text:p>
          </table:table-cell>
          <table:table-cell office:value-type="float" office:value="5747018" calcext:value-type="float">
            <text:p>5747018</text:p>
          </table:table-cell>
          <table:table-cell office:value-type="float" office:value="2431993" calcext:value-type="float">
            <text:p>2431993</text:p>
          </table:table-cell>
          <table:table-cell table:formula="of:=PRODUCT([.C97];100)/[.B97]" office:value-type="float" office:value="42.3174766461494" calcext:value-type="float">
            <text:p>42.3174766461</text:p>
          </table:table-cell>
          <table:table-cell office:value-type="float" office:value="1406757" calcext:value-type="float">
            <text:p>1406757</text:p>
          </table:table-cell>
          <table:table-cell table:formula="of:=PRODUCT([.E97];100)/[.B97]" office:value-type="float" office:value="24.4780336515389" calcext:value-type="float">
            <text:p>24.4780336515</text:p>
          </table:table-cell>
          <table:table-cell office:value-type="float" office:value="2816988" calcext:value-type="float">
            <text:p>2816988</text:p>
          </table:table-cell>
          <table:table-cell table:formula="of:=PRODUCT([.G97];100)/[.B97]" office:value-type="float" office:value="49.0165160436247" calcext:value-type="float">
            <text:p>49.0165160436</text:p>
          </table:table-cell>
          <table:table-cell/>
        </table:table-row>
        <table:table-row table:style-name="ro1">
          <table:table-cell office:value-type="string" calcext:value-type="string">
            <text:p>Benchmarks/ASCI_Purple/SMG2000/smg2000</text:p>
          </table:table-cell>
          <table:table-cell office:value-type="float" office:value="8476003" calcext:value-type="float">
            <text:p>8476003</text:p>
          </table:table-cell>
          <table:table-cell office:value-type="float" office:value="1662722" calcext:value-type="float">
            <text:p>1662722</text:p>
          </table:table-cell>
          <table:table-cell table:style-name="ce8" table:formula="of:=PRODUCT([.C98];100)/[.B98]" office:value-type="float" office:value="19.6168170303857" calcext:value-type="float">
            <text:p>19.6168170304</text:p>
          </table:table-cell>
          <table:table-cell office:value-type="float" office:value="825454" calcext:value-type="float">
            <text:p>825454</text:p>
          </table:table-cell>
          <table:table-cell table:style-name="ce13" table:formula="of:=PRODUCT([.E98];100)/[.B98]" office:value-type="float" office:value="9.7387176479291" calcext:value-type="float">
            <text:p>9.7387176479</text:p>
          </table:table-cell>
          <table:table-cell office:value-type="float" office:value="1794838" calcext:value-type="float">
            <text:p>1794838</text:p>
          </table:table-cell>
          <table:table-cell table:formula="of:=PRODUCT([.G98];100)/[.B98]" office:value-type="float" office:value="21.1755234159308" calcext:value-type="float">
            <text:p>21.1755234159</text:p>
          </table:table-cell>
          <table:table-cell/>
        </table:table-row>
        <table:table-row table:style-name="ro1">
          <table:table-cell office:value-type="string" calcext:value-type="string">
            <text:p>Applications/JM/ldecod/ldecod</text:p>
          </table:table-cell>
          <table:table-cell office:value-type="float" office:value="10719258" calcext:value-type="float">
            <text:p>10719258</text:p>
          </table:table-cell>
          <table:table-cell office:value-type="float" office:value="2734222" calcext:value-type="float">
            <text:p>2734222</text:p>
          </table:table-cell>
          <table:table-cell table:formula="of:=PRODUCT([.C99];100)/[.B99]" office:value-type="float" office:value="25.5075677812774" calcext:value-type="float">
            <text:p>25.5075677813</text:p>
          </table:table-cell>
          <table:table-cell office:value-type="float" office:value="1840068" calcext:value-type="float">
            <text:p>1840068</text:p>
          </table:table-cell>
          <table:table-cell table:formula="of:=PRODUCT([.E99];100)/[.B99]" office:value-type="float" office:value="17.1660016019766" calcext:value-type="float">
            <text:p>17.166001602</text:p>
          </table:table-cell>
          <table:table-cell office:value-type="float" office:value="3165510" calcext:value-type="float">
            <text:p>3165510</text:p>
          </table:table-cell>
          <table:table-cell table:formula="of:=PRODUCT([.G99];100)/[.B99]" office:value-type="float" office:value="29.5310552278898" calcext:value-type="float">
            <text:p>29.5310552279</text:p>
          </table:table-cell>
          <table:table-cell/>
        </table:table-row>
        <table:table-row table:style-name="ro1">
          <table:table-cell office:value-type="string" calcext:value-type="string">
            <text:p>Benchmarks/7zip/7zip-benchmark</text:p>
          </table:table-cell>
          <table:table-cell office:value-type="float" office:value="12930599" calcext:value-type="float">
            <text:p>12930599</text:p>
          </table:table-cell>
          <table:table-cell office:value-type="float" office:value="2646428" calcext:value-type="float">
            <text:p>2646428</text:p>
          </table:table-cell>
          <table:table-cell table:formula="of:=PRODUCT([.C100];100)/[.B100]" office:value-type="float" office:value="20.466399120412" calcext:value-type="float">
            <text:p>20.4663991204</text:p>
          </table:table-cell>
          <table:table-cell office:value-type="float" office:value="2976731" calcext:value-type="float">
            <text:p>2976731</text:p>
          </table:table-cell>
          <table:table-cell table:formula="of:=PRODUCT([.E100];100)/[.B100]" office:value-type="float" office:value="23.0208283467765" calcext:value-type="float">
            <text:p>23.0208283468</text:p>
          </table:table-cell>
          <table:table-cell office:value-type="float" office:value="4260133" calcext:value-type="float">
            <text:p>4260133</text:p>
          </table:table-cell>
          <table:table-cell table:formula="of:=PRODUCT([.G100];100)/[.B100]" office:value-type="float" office:value="32.9461380714072" calcext:value-type="float">
            <text:p>32.9461380714</text:p>
          </table:table-cell>
          <table:table-cell/>
        </table:table-row>
        <table:table-row table:style-name="ro1">
          <table:table-cell office:value-type="string" calcext:value-type="string">
            <text:p>Applications/JM/lencod/lencod</text:p>
          </table:table-cell>
          <table:table-cell office:value-type="float" office:value="15146276" calcext:value-type="float">
            <text:p>15146276</text:p>
          </table:table-cell>
          <table:table-cell office:value-type="float" office:value="1874243" calcext:value-type="float">
            <text:p>1874243</text:p>
          </table:table-cell>
          <table:table-cell table:formula="of:=PRODUCT([.C101];100)/[.B101]" office:value-type="float" office:value="12.3742826289446" calcext:value-type="float">
            <text:p>12.3742826289</text:p>
          </table:table-cell>
          <table:table-cell office:value-type="float" office:value="1784023" calcext:value-type="float">
            <text:p>1784023</text:p>
          </table:table-cell>
          <table:table-cell table:formula="of:=PRODUCT([.E101];100)/[.B101]" office:value-type="float" office:value="11.7786246599494" calcext:value-type="float">
            <text:p>11.7786246599</text:p>
          </table:table-cell>
          <table:table-cell office:value-type="float" office:value="2723973" calcext:value-type="float">
            <text:p>2723973</text:p>
          </table:table-cell>
          <table:table-cell table:formula="of:=PRODUCT([.G101];100)/[.B101]" office:value-type="float" office:value="17.9844405317848" calcext:value-type="float">
            <text:p>17.9844405318</text:p>
          </table:table-cell>
          <table:table-cell/>
        </table:table-row>
        <table:table-row table:style-name="ro1">
          <table:table-cell office:value-type="string" calcext:value-type="string">
            <text:p>Applications/kimwitu++/kc</text:p>
          </table:table-cell>
          <table:table-cell office:value-type="float" office:value="32381906" calcext:value-type="float">
            <text:p>32381906</text:p>
          </table:table-cell>
          <table:table-cell office:value-type="float" office:value="4889860" calcext:value-type="float">
            <text:p>4889860</text:p>
          </table:table-cell>
          <table:table-cell table:formula="of:=PRODUCT([.C102];100)/[.B102]" office:value-type="float" office:value="15.1005935228149" calcext:value-type="float">
            <text:p>15.1005935228</text:p>
          </table:table-cell>
          <table:table-cell office:value-type="float" office:value="2091055" calcext:value-type="float">
            <text:p>2091055</text:p>
          </table:table-cell>
          <table:table-cell table:formula="of:=PRODUCT([.E102];100)/[.B102]" office:value-type="float" office:value="6.4574796801646" calcext:value-type="float">
            <text:p>6.4574796802</text:p>
          </table:table-cell>
          <table:table-cell office:value-type="float" office:value="6441433" calcext:value-type="float">
            <text:p>6441433</text:p>
          </table:table-cell>
          <table:table-cell table:formula="of:=PRODUCT([.G102];100)/[.B102]" office:value-type="float" office:value="19.8920749136879" calcext:value-type="float">
            <text:p>19.8920749137</text:p>
          </table:table-cell>
          <table:table-cell/>
        </table:table-row>
        <table:table-row table:style-name="ro1">
          <table:table-cell office:value-type="string" calcext:value-type="string">
            <text:p>Benchmarks/MiBench/consumer-typeset/consumer-typeset</text:p>
          </table:table-cell>
          <table:table-cell office:value-type="float" office:value="294270415" calcext:value-type="float">
            <text:p>294270415</text:p>
          </table:table-cell>
          <table:table-cell office:value-type="float" office:value="40624662" calcext:value-type="float">
            <text:p>40624662</text:p>
          </table:table-cell>
          <table:table-cell table:formula="of:=PRODUCT([.C103];100)/[.B103]" office:value-type="float" office:value="13.8052144997315" calcext:value-type="float">
            <text:p>13.8052144997</text:p>
          </table:table-cell>
          <table:table-cell office:value-type="float" office:value="8714260" calcext:value-type="float">
            <text:p>8714260</text:p>
          </table:table-cell>
          <table:table-cell table:formula="of:=PRODUCT([.E103];100)/[.B103]" office:value-type="float" office:value="2.96131026287505" calcext:value-type="float">
            <text:p>2.9613102629</text:p>
          </table:table-cell>
          <table:table-cell office:value-type="float" office:value="47258323" calcext:value-type="float">
            <text:p>47258323</text:p>
          </table:table-cell>
          <table:table-cell table:formula="of:=PRODUCT([.G103];100)/[.B103]" office:value-type="float" office:value="16.0594883450992" calcext:value-type="float">
            <text:p>16.0594883451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4:Sheet1.H10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10:00:19.7060134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1:31:53.590543082</meta:creation-date>
    <dc:date>2016-10-05T10:04:38.626575567</dc:date>
    <meta:editing-duration>PT5H41M8S</meta:editing-duration>
    <meta:editing-cycles>28</meta:editing-cycles>
    <meta:generator>LibreOffice/5.1.4.2$Linux_X86_64 LibreOffice_project/10m0$Build-2</meta:generator>
    <meta:document-statistic meta:table-count="1" meta:cell-count="818" meta:object-count="0"/>
  </office:meta>
</office:document-meta>
</file>